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0194in" table:align="margins"/>
    </style:style>
    <style:style style:name="Table1.A" style:family="table-column">
      <style:table-column-properties style:column-width="4.0097in" style:rel-column-width="32767*"/>
    </style:style>
    <style:style style:name="Table1.B" style:family="table-column">
      <style:table-column-properties style:column-width="4.0097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Education" style:family="table">
      <style:table-properties style:width="8.0194in" table:align="margins"/>
    </style:style>
    <style:style style:name="Education.A" style:family="table-column">
      <style:table-column-properties style:column-width="1.1694in" style:rel-column-width="9559*"/>
    </style:style>
    <style:style style:name="Education.B" style:family="table-column">
      <style:table-column-properties style:column-width="6.85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Table5.10" style:family="table-row">
      <style:table-row-properties style:min-row-height="0.2236in"/>
    </style:style>
    <style:style style:name="Table5.A10" style:family="table-cell">
      <style:table-cell-properties fo:padding="0in" fo:border="none"/>
    </style:style>
    <style:style style:name="Table5.B10" style:family="table-cell">
      <style:table-cell-properties fo:padding="0in" fo:border="none"/>
    </style:style>
    <style:style style:name="WorkExperience" style:family="table">
      <style:table-properties style:width="8.0257in" fo:margin-left="-0.0063in" fo:margin-right="0in" table:align="margins"/>
    </style:style>
    <style:style style:name="WorkExperience.A" style:family="table-column">
      <style:table-column-properties style:column-width="1.1694in" style:rel-column-width="9551*"/>
    </style:style>
    <style:style style:name="WorkExperience.B" style:family="table-column">
      <style:table-column-properties style:column-width="6.8563in" style:rel-column-width="55984*"/>
    </style:style>
    <style:style style:name="WorkExperience.A1" style:family="table-cell">
      <style:table-cell-properties fo:padding="0in" fo:border="none"/>
    </style:style>
    <style:style style:name="WorkExperience.25" style:family="table-row">
      <style:table-row-properties style:min-row-height="0.0958in"/>
    </style:style>
    <style:style style:name="WorkExperience.43" style:family="table-row">
      <style:table-row-properties style:min-row-height="0.1104in"/>
    </style:style>
    <style:style style:name="WorkExperience.44" style:family="table-row">
      <style:table-row-properties style:min-row-height="0.2375in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4.8" style:family="table-row">
      <style:table-row-properties style:min-row-height="0.2153in"/>
    </style:style>
    <style:style style:name="Table7" style:family="table">
      <style:table-properties style:width="8.0257in" fo:margin-left="-0.0063in" fo:margin-right="0in" table:align="margins"/>
    </style:style>
    <style:style style:name="Table7.A" style:family="table-column">
      <style:table-column-properties style:column-width="1.1694in" style:rel-column-width="9551*"/>
    </style:style>
    <style:style style:name="Table7.B" style:family="table-column">
      <style:table-column-properties style:column-width="6.8563in" style:rel-column-width="55984*"/>
    </style:style>
    <style:style style:name="Table7.A1" style:family="table-cell">
      <style:table-cell-properties fo:padding="0in" fo:border="none"/>
    </style:style>
    <style:style style:name="Table7.5" style:family="table-row">
      <style:table-row-properties style:min-row-height="0.2153in"/>
    </style:style>
    <style:style style:name="Table6" style:family="table">
      <style:table-properties style:width="8.0194in" table:align="margins"/>
    </style:style>
    <style:style style:name="Table6.A" style:family="table-column">
      <style:table-column-properties style:column-width="8.0194in" style:rel-column-width="65535*"/>
    </style:style>
    <style:style style:name="Table6.A1" style:family="table-cell">
      <style:table-cell-properties fo:padding="0in" fo:border="none"/>
    </style:style>
    <style:style style:name="Table2" style:family="table" style:master-page-name="">
      <style:table-properties style:width="8.0194in" style:page-number="auto" fo:break-before="auto" fo:break-after="auto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P1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Palatino Linotype" fo:font-size="10pt" officeooo:paragraph-rsid="02bdfd90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a110d1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bdfd90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91f80e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2bdfd90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10d1" officeooo:paragraph-rsid="02a110d1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220f3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1fc62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4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4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4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4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4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66aa0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66aa0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66aa0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6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91f80e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f6ce" officeooo:paragraph-rsid="0293f6ce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3ae44" style:font-size-asian="10pt" style:font-weight-asian="bold" style:font-size-complex="10pt" style:font-weight-complex="bold"/>
    </style:style>
    <style:style style:name="P7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07c83" style:font-size-asian="10pt" style:font-weight-asian="bold" style:font-size-complex="10pt" style:font-weight-complex="bold"/>
    </style:style>
    <style:style style:name="P7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3ae44" style:font-size-asian="10pt" style:font-weight-asian="bold" style:font-size-complex="10pt" style:font-weight-complex="bold"/>
    </style:style>
    <style:style style:name="P8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1fc62" style:font-size-asian="10pt" style:font-weight-asian="bold" style:font-size-complex="10pt" style:font-weight-complex="bold"/>
    </style:style>
    <style:style style:name="P8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8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8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8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8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rsid="01235414" officeooo:paragraph-rsid="01235414"/>
    </style:style>
    <style:style style:name="P9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weight="bold" officeooo:rsid="01235414" officeooo:paragraph-rsid="01235414" style:font-weight-asian="bold" style:font-weight-complex="bold"/>
    </style:style>
    <style:style style:name="P9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0ffecf3"/>
    </style:style>
    <style:style style:name="P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99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00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02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tyle="normal" fo:font-weight="bold" officeooo:rsid="0291f80e" officeooo:paragraph-rsid="0291f80e" style:font-style-asian="normal" style:font-weight-asian="bold" style:font-style-complex="normal" style:font-weight-complex="bold"/>
    </style:style>
    <style:style style:name="P103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78182f" officeooo:paragraph-rsid="0291f80e" style:font-size-asian="10pt" style:font-weight-asian="normal" style:font-size-complex="10pt" style:font-weight-complex="normal"/>
    </style:style>
    <style:style style:name="P104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2b183" officeooo:paragraph-rsid="029e5296" style:font-size-asian="10pt" style:font-weight-asian="normal" style:font-size-complex="10pt" style:font-weight-complex="normal"/>
    </style:style>
    <style:style style:name="P105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2b183" officeooo:paragraph-rsid="0292b183" style:font-size-asian="10pt" style:font-weight-asian="normal" style:font-size-complex="10pt" style:font-weight-complex="normal"/>
    </style:style>
    <style:style style:name="P106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107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1f80e" officeooo:paragraph-rsid="0291f80e" style:font-size-asian="10pt" style:font-weight-asian="bold" style:font-size-complex="10pt" style:font-weight-complex="bold"/>
    </style:style>
    <style:style style:name="P108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2b183" officeooo:paragraph-rsid="0292b183" style:font-size-asian="10pt" style:font-weight-asian="bold" style:font-size-complex="10pt" style:font-weight-complex="bold"/>
    </style:style>
    <style:style style:name="P10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1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1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12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1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4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15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16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17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045b6a4" officeooo:paragraph-rsid="028e9376" style:font-size-asian="10pt" style:font-size-complex="10pt"/>
    </style:style>
    <style:style style:name="P118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fo:font-style="normal" officeooo:rsid="002421e2" officeooo:paragraph-rsid="028e9376" style:font-size-asian="10pt" style:font-style-asian="normal" style:font-size-complex="10pt" style:font-style-complex="normal"/>
    </style:style>
    <style:style style:name="P119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Palatino Linotype" officeooo:paragraph-rsid="029053bb"/>
    </style:style>
    <style:style style:name="P120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db3de5" style:font-size-asian="10pt" style:font-weight-asian="normal" style:font-size-complex="10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31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32" style:family="paragraph" style:parent-style-name="Standard">
      <style:paragraph-properties fo:text-align="start" style:justify-single-word="false"/>
      <style:text-properties style:font-name="Palatino Linotype" fo:font-size="10pt" officeooo:rsid="01a67db2" officeooo:paragraph-rsid="0180e8f7" style:font-size-asian="10pt" style:font-size-complex="10pt"/>
    </style:style>
    <style:style style:name="P133" style:family="paragraph" style:parent-style-name="Standard">
      <style:text-properties style:font-name="Palatino Linotype" officeooo:paragraph-rsid="0291f80e"/>
    </style:style>
    <style:style style:name="P134" style:family="paragraph" style:parent-style-name="Standard">
      <style:text-properties style:font-name="Palatino Linotype" officeooo:paragraph-rsid="028e9376"/>
    </style:style>
    <style:style style:name="P135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36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37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007c83" style:font-size-asian="12pt" style:font-weight-asian="bold" style:font-size-complex="12pt" style:font-weight-complex="bold"/>
    </style:style>
    <style:style style:name="P138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a110d1" style:font-size-asian="12pt" style:font-weight-asian="bold" style:font-size-complex="12pt" style:font-weight-complex="bold"/>
    </style:style>
    <style:style style:name="P139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2bdfd90" style:font-size-asian="12pt" style:font-weight-asian="bold" style:font-size-complex="12pt" style:font-weight-complex="bold"/>
    </style:style>
    <style:style style:name="P140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91f80e" officeooo:paragraph-rsid="0291f80e" style:font-size-asian="12pt" style:font-weight-asian="bold" style:font-size-complex="12pt" style:font-weight-complex="bold"/>
    </style:style>
    <style:style style:name="P141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8e9376" officeooo:paragraph-rsid="028e9376" style:font-size-asian="12pt" style:font-weight-asian="bold" style:font-size-complex="12pt" style:font-weight-complex="bold"/>
    </style:style>
    <style:style style:name="P14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4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4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4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4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14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148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49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1f80e" style:font-size-asian="10pt" style:font-style-asian="normal" style:font-weight-asian="bold" style:font-size-complex="10pt" style:font-style-complex="normal" style:font-weight-complex="bold"/>
    </style:style>
    <style:style style:name="P150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2b183" style:font-size-asian="10pt" style:font-style-asian="normal" style:font-weight-asian="bold" style:font-size-complex="10pt" style:font-style-complex="normal" style:font-weight-complex="bold"/>
    </style:style>
    <style:style style:name="P151" style:family="paragraph" style:parent-style-name="Table_20_Contents">
      <style:paragraph-properties fo:margin-top="0in" fo:margin-bottom="0in" loext:contextual-spacing="true"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91f80e" style:font-size-asian="10pt" style:font-style-asian="normal" style:font-weight-asian="normal" style:font-size-complex="10pt" style:font-style-complex="normal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Palatino Linotype" fo:font-size="10pt" officeooo:rsid="01a67db2" officeooo:paragraph-rsid="0180e8f7" style:font-size-asian="10pt" style:font-size-complex="10pt"/>
    </style:style>
    <style:style style:name="P154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5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15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cf5225" style:font-size-asian="10pt" style:font-style-asian="normal" style:font-weight-asian="bold" style:font-size-complex="10pt" style:font-style-complex="normal" style:font-weight-complex="bold"/>
    </style:style>
    <style:style style:name="P15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02e8e" officeooo:paragraph-rsid="02d2059d" style:font-size-asian="10pt" style:font-style-asian="normal" style:font-weight-asian="bold" style:font-size-complex="10pt" style:font-style-complex="normal" style:font-weight-complex="bold"/>
    </style:style>
    <style:style style:name="P15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5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16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161" style:family="paragraph" style:parent-style-name="Table_20_Contents">
      <style:paragraph-properties fo:text-align="end" style:justify-single-word="false"/>
      <style:text-properties style:font-name="Palatino Linotype" fo:font-size="10pt" officeooo:rsid="02d2689c" officeooo:paragraph-rsid="02d2689c" style:font-size-asian="10pt" style:font-size-complex="10pt"/>
    </style:style>
    <style:style style:name="P162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63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64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6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rsid="02d02e8e" officeooo:paragraph-rsid="02d02e8e"/>
    </style:style>
    <style:style style:name="P16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6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6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16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7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7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7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7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7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7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7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cf5225" officeooo:paragraph-rsid="02cf5225" style:font-size-asian="10pt" style:font-weight-asian="normal" style:font-size-complex="10pt" style:font-weight-complex="normal"/>
    </style:style>
    <style:style style:name="P177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78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79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8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18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cf5225" officeooo:paragraph-rsid="02cf5225"/>
    </style:style>
    <style:style style:name="P182" style:family="paragraph" style:parent-style-name="Table_20_Contents" style:list-style-name="L2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83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84" style:family="paragraph" style:parent-style-name="Table_20_Contents" style:list-style-name="L2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85" style:family="paragraph" style:parent-style-name="Table_20_Contents" style:list-style-name="L3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86" style:family="paragraph" style:parent-style-name="Table_20_Contents" style:list-style-name="L4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87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78182f" officeooo:paragraph-rsid="02c19065" style:font-size-asian="10pt" style:font-weight-asian="normal" style:font-size-complex="10pt" style:font-weight-complex="normal"/>
    </style:style>
    <style:style style:name="P188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93366a" officeooo:paragraph-rsid="02c19065" style:font-size-asian="10pt" style:font-weight-asian="normal" style:font-size-complex="10pt" style:font-weight-complex="normal"/>
    </style:style>
    <style:style style:name="P18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9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33b" style:font-weight-asian="bold" style:font-weight-complex="bold"/>
    </style:style>
    <style:style style:name="T3" style:family="text">
      <style:text-properties fo:font-weight="bold" officeooo:rsid="02c27ebe" style:font-weight-asian="bold" style:font-weight-complex="bold"/>
    </style:style>
    <style:style style:name="T4" style:family="text">
      <style:text-properties fo:font-weight="bold" officeooo:rsid="02c554c0" style:font-weight-asian="bold" style:font-weight-complex="bold"/>
    </style:style>
    <style:style style:name="T5" style:family="text">
      <style:text-properties fo:font-weight="bold" officeooo:rsid="02c733af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20f9139" style:font-weight-asian="normal" style:font-weight-complex="normal"/>
    </style:style>
    <style:style style:name="T8" style:family="text">
      <style:text-properties fo:font-weight="normal" officeooo:rsid="0212018c" style:font-weight-asian="normal" style:font-weight-complex="normal"/>
    </style:style>
    <style:style style:name="T9" style:family="text">
      <style:text-properties fo:font-weight="normal" officeooo:rsid="025df0ae" style:font-weight-asian="normal" style:font-weight-complex="normal"/>
    </style:style>
    <style:style style:name="T10" style:family="text">
      <style:text-properties fo:font-weight="normal" officeooo:rsid="02090fdd" style:font-weight-asian="normal" style:font-weight-complex="normal"/>
    </style:style>
    <style:style style:name="T11" style:family="text">
      <style:text-properties fo:font-weight="normal" officeooo:rsid="001f533b" style:font-weight-asian="normal" style:font-weight-complex="normal"/>
    </style:style>
    <style:style style:name="T12" style:family="text">
      <style:text-properties fo:font-weight="normal" officeooo:rsid="02c27ebe" style:font-weight-asian="normal" style:font-weight-complex="normal"/>
    </style:style>
    <style:style style:name="T13" style:family="text">
      <style:text-properties fo:font-weight="normal" officeooo:rsid="02c37fd4" style:font-weight-asian="normal" style:font-weight-complex="normal"/>
    </style:style>
    <style:style style:name="T14" style:family="text">
      <style:text-properties fo:font-weight="normal" officeooo:rsid="02c554c0" style:font-weight-asian="normal" style:font-weight-complex="normal"/>
    </style:style>
    <style:style style:name="T15" style:family="text">
      <style:text-properties fo:font-weight="normal" officeooo:rsid="02c8e84b" style:font-weight-asian="normal" style:font-weight-complex="normal"/>
    </style:style>
    <style:style style:name="T16" style:family="text">
      <style:text-properties style:use-window-font-color="true" fo:font-weight="normal" officeooo:rsid="02232b04" style:font-weight-asian="normal" style:font-weight-complex="normal"/>
    </style:style>
    <style:style style:name="T17" style:family="text">
      <style:text-properties style:use-window-font-color="true" fo:font-weight="normal" officeooo:rsid="02241c39" style:font-weight-asian="normal" style:font-weight-complex="normal"/>
    </style:style>
    <style:style style:name="T18" style:family="text">
      <style:text-properties style:use-window-font-color="true" style:font-name="Palatino Linotype"/>
    </style:style>
    <style:style style:name="T19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20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21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22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23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24" style:family="text">
      <style:text-properties style:use-window-font-color="true" style:font-name="Palatino Linotype" officeooo:rsid="0203ae44"/>
    </style:style>
    <style:style style:name="T25" style:family="text">
      <style:text-properties style:use-window-font-color="true" style:font-name="Palatino Linotype" officeooo:rsid="021b28a6"/>
    </style:style>
    <style:style style:name="T26" style:family="text">
      <style:text-properties style:use-window-font-color="true" style:font-name="Palatino Linotype" fo:font-weight="normal" officeooo:rsid="02232b04" style:font-weight-asian="normal" style:font-weight-complex="normal"/>
    </style:style>
    <style:style style:name="T27" style:family="text">
      <style:text-properties style:use-window-font-color="true" style:font-name="Palatino Linotype" officeooo:rsid="02232b04"/>
    </style:style>
    <style:style style:name="T28" style:family="text">
      <style:text-properties style:use-window-font-color="true" style:font-name="Palatino Linotype" fo:font-weight="bold" style:font-weight-asian="bold" style:font-weight-complex="bold"/>
    </style:style>
    <style:style style:name="T29" style:family="text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T30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31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32" style:family="text">
      <style:text-properties fo:color="#000000" fo:font-style="normal" officeooo:rsid="00ffecf3" style:font-style-asian="normal" style:font-style-complex="normal"/>
    </style:style>
    <style:style style:name="T33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34" style:family="text">
      <style:text-properties fo:color="#000000" style:font-name="Palatino Linotype"/>
    </style:style>
    <style:style style:name="T35" style:family="text">
      <style:text-properties fo:color="#000000" style:font-name="Palatino Linotype" fo:font-size="10pt" style:font-size-asian="10pt" style:font-size-complex="10pt"/>
    </style:style>
    <style:style style:name="T36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37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40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41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42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43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44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45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46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47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48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49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50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51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52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53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54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55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56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57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58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59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60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61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62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63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64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65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66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67" style:family="text">
      <style:text-properties fo:color="#000000" style:font-name="Palatino Linotype" fo:font-size="10pt" fo:font-weight="normal" style:font-size-asian="10pt" style:font-weight-asian="normal" style:font-size-complex="10pt" style:font-weight-complex="normal"/>
    </style:style>
    <style:style style:name="T68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69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70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71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72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73" style:family="text">
      <style:text-properties fo:color="#000000" style:font-name="Palatino Linotype" fo:font-size="10pt" fo:font-weight="normal" officeooo:rsid="02d07046" style:font-size-asian="10pt" style:font-weight-asian="normal" style:font-size-complex="10pt" style:font-weight-complex="normal"/>
    </style:style>
    <style:style style:name="T74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75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76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77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78" style:family="text">
      <style:text-properties fo:color="#000000" style:font-name="Palatino Linotype" officeooo:rsid="0108c802"/>
    </style:style>
    <style:style style:name="T79" style:family="text">
      <style:text-properties fo:color="#000000" style:font-name="Palatino Linotype" fo:font-weight="bold" officeooo:rsid="025ec393" fo:background-color="transparent" loext:char-shading-value="0" style:font-weight-asian="bold" style:font-weight-complex="bold"/>
    </style:style>
    <style:style style:name="T80" style:family="text">
      <style:text-properties fo:color="#000000" style:font-name="Palatino Linotype" fo:font-weight="bold" officeooo:rsid="025c45a1" fo:background-color="transparent" loext:char-shading-value="0" style:font-weight-asian="bold" style:font-weight-complex="bold"/>
    </style:style>
    <style:style style:name="T81" style:family="text">
      <style:text-properties fo:color="#000000" style:font-name="Palatino Linotype" fo:font-weight="bold" officeooo:rsid="025a7e14" fo:background-color="transparent" loext:char-shading-value="0" style:font-weight-asian="bold" style:font-weight-complex="bold"/>
    </style:style>
    <style:style style:name="T82" style:family="text">
      <style:text-properties fo:color="#000000" style:font-name="Palatino Linotype" fo:font-weight="bold" officeooo:rsid="020f9139" fo:background-color="transparent" loext:char-shading-value="0" style:font-weight-asian="bold" style:font-weight-complex="bold"/>
    </style:style>
    <style:style style:name="T83" style:family="text">
      <style:text-properties fo:color="#000000" style:font-name="Palatino Linotype" fo:background-color="transparent" loext:char-shading-value="0"/>
    </style:style>
    <style:style style:name="T84" style:family="text">
      <style:text-properties fo:color="#000000" style:font-name="Palatino Linotype" officeooo:rsid="025a7e14" fo:background-color="transparent" loext:char-shading-value="0"/>
    </style:style>
    <style:style style:name="T85" style:family="text">
      <style:text-properties fo:color="#000000" style:font-name="Palatino Linotype" officeooo:rsid="020f9139" fo:background-color="transparent" loext:char-shading-value="0"/>
    </style:style>
    <style:style style:name="T86" style:family="text">
      <style:text-properties fo:color="#000000" style:font-name="Palatino Linotype" officeooo:rsid="02444033" fo:background-color="transparent" loext:char-shading-value="0"/>
    </style:style>
    <style:style style:name="T87" style:family="text">
      <style:text-properties fo:color="#000000" style:font-name="Palatino Linotype" officeooo:rsid="02a220f3" fo:background-color="transparent" loext:char-shading-value="0"/>
    </style:style>
    <style:style style:name="T88" style:family="text">
      <style:text-properties fo:color="#000000" style:font-name="Palatino Linotype" officeooo:rsid="02a1fc62" fo:background-color="transparent" loext:char-shading-value="0"/>
    </style:style>
    <style:style style:name="T89" style:family="text">
      <style:text-properties fo:color="#000000" style:font-name="Palatino Linotype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90" style:family="text">
      <style:text-properties fo:color="#000000" style:font-name="Palatino Linotype" fo:font-weight="normal" style:font-weight-asian="normal" style:font-weight-complex="normal"/>
    </style:style>
    <style:style style:name="T91" style:family="text">
      <style:text-properties fo:color="#000000" style:font-name="Palatino Linotype" fo:font-weight="normal" officeooo:rsid="020f9139" style:font-weight-asian="normal" style:font-weight-complex="normal"/>
    </style:style>
    <style:style style:name="T92" style:family="text">
      <style:text-properties fo:color="#000000" style:font-name="Palatino Linotype" fo:font-weight="normal" fo:background-color="transparent" loext:char-shading-value="0" style:font-weight-asian="normal" style:font-weight-complex="normal"/>
    </style:style>
    <style:style style:name="T93" style:family="text">
      <style:text-properties fo:color="#000000" style:font-name="Palatino Linotype" fo:font-weight="normal" officeooo:rsid="02a220f3" fo:background-color="transparent" loext:char-shading-value="0" style:font-weight-asian="normal" style:font-weight-complex="normal"/>
    </style:style>
    <style:style style:name="T94" style:family="text">
      <style:text-properties fo:color="#000000" style:font-name="Palatino Linotype" fo:font-weight="normal" officeooo:rsid="02a21cf2" fo:background-color="transparent" loext:char-shading-value="0" style:font-weight-asian="normal" style:font-weight-complex="normal"/>
    </style:style>
    <style:style style:name="T95" style:family="text">
      <style:text-properties fo:color="#000000" style:font-name="Palatino Linotype" fo:font-weight="normal" officeooo:rsid="02a1fc62" fo:background-color="transparent" loext:char-shading-value="0" style:font-weight-asian="normal" style:font-weight-complex="normal"/>
    </style:style>
    <style:style style:name="T96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97" style:family="text">
      <style:text-properties fo:color="#000000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98" style:family="text">
      <style:text-properties fo:color="#000000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99" style:family="text">
      <style:text-properties fo:color="#000000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100" style:family="text">
      <style:text-properties fo:color="#000000" fo:font-size="10pt" fo:background-color="transparent" loext:char-shading-value="0" style:font-size-asian="10pt" style:font-size-complex="10pt"/>
    </style:style>
    <style:style style:name="T101" style:family="text">
      <style:text-properties fo:color="#000000" fo:font-size="10pt" officeooo:rsid="013e7b43" fo:background-color="transparent" loext:char-shading-value="0" style:font-size-asian="10pt" style:font-size-complex="10pt"/>
    </style:style>
    <style:style style:name="T102" style:family="text">
      <style:text-properties fo:color="#000000" fo:font-size="10pt" officeooo:rsid="017c9f2c" fo:background-color="transparent" loext:char-shading-value="0" style:font-size-asian="10pt" style:font-size-complex="10pt"/>
    </style:style>
    <style:style style:name="T103" style:family="text">
      <style:text-properties fo:color="#000000" fo:font-size="10pt" officeooo:rsid="0203ae44" fo:background-color="transparent" loext:char-shading-value="0" style:font-size-asian="10pt" style:font-size-complex="10pt"/>
    </style:style>
    <style:style style:name="T104" style:family="text">
      <style:text-properties fo:color="#000000" fo:font-size="10pt" officeooo:rsid="00ffecf3" fo:background-color="transparent" loext:char-shading-value="0" style:font-size-asian="10pt" style:font-size-complex="10pt"/>
    </style:style>
    <style:style style:name="T105" style:family="text">
      <style:text-properties fo:color="#000000" fo:font-size="10pt" officeooo:rsid="02444033" fo:background-color="transparent" loext:char-shading-value="0" style:font-size-asian="10pt" style:font-size-complex="10pt"/>
    </style:style>
    <style:style style:name="T106" style:family="text">
      <style:text-properties officeooo:rsid="0026f121"/>
    </style:style>
    <style:style style:name="T107" style:family="text">
      <style:text-properties officeooo:rsid="002922b2"/>
    </style:style>
    <style:style style:name="T108" style:family="text">
      <style:text-properties officeooo:rsid="002b529c"/>
    </style:style>
    <style:style style:name="T109" style:family="text">
      <style:text-properties officeooo:rsid="00310b77"/>
    </style:style>
    <style:style style:name="T110" style:family="text">
      <style:text-properties officeooo:rsid="00354f96"/>
    </style:style>
    <style:style style:name="T111" style:family="text">
      <style:text-properties officeooo:rsid="00583f4a"/>
    </style:style>
    <style:style style:name="T112" style:family="text">
      <style:text-properties officeooo:rsid="005da7c2"/>
    </style:style>
    <style:style style:name="T113" style:family="text">
      <style:text-properties officeooo:rsid="0062f05c"/>
    </style:style>
    <style:style style:name="T114" style:family="text">
      <style:text-properties officeooo:rsid="006967fa"/>
    </style:style>
    <style:style style:name="T115" style:family="text">
      <style:text-properties officeooo:rsid="0074ed6a"/>
    </style:style>
    <style:style style:name="T116" style:family="text">
      <style:text-properties officeooo:rsid="0087c0e9"/>
    </style:style>
    <style:style style:name="T117" style:family="text">
      <style:text-properties officeooo:rsid="0088d114"/>
    </style:style>
    <style:style style:name="T118" style:family="text">
      <style:text-properties officeooo:rsid="008bcb31"/>
    </style:style>
    <style:style style:name="T119" style:family="text">
      <style:text-properties officeooo:rsid="008f96fd"/>
    </style:style>
    <style:style style:name="T120" style:family="text">
      <style:text-properties officeooo:rsid="00944f62"/>
    </style:style>
    <style:style style:name="T121" style:family="text">
      <style:text-properties officeooo:rsid="00c1f480"/>
    </style:style>
    <style:style style:name="T122" style:family="text">
      <style:text-properties officeooo:rsid="00c38da0"/>
    </style:style>
    <style:style style:name="T123" style:family="text">
      <style:text-properties fo:font-style="normal" style:font-style-asian="normal" style:font-style-complex="normal"/>
    </style:style>
    <style:style style:name="T124" style:family="text">
      <style:text-properties fo:font-style="normal" officeooo:rsid="00c69759" style:font-style-asian="normal" style:font-style-complex="normal"/>
    </style:style>
    <style:style style:name="T125" style:family="text">
      <style:text-properties fo:font-style="normal" officeooo:rsid="00c8cfcb" style:font-style-asian="normal" style:font-style-complex="normal"/>
    </style:style>
    <style:style style:name="T126" style:family="text">
      <style:text-properties fo:font-style="normal" officeooo:rsid="00ec0be4" style:font-style-asian="normal" style:font-style-complex="normal"/>
    </style:style>
    <style:style style:name="T127" style:family="text">
      <style:text-properties fo:font-style="normal" officeooo:rsid="01235414" style:font-style-asian="normal" style:font-style-complex="normal"/>
    </style:style>
    <style:style style:name="T128" style:family="text">
      <style:text-properties fo:font-style="normal" officeooo:rsid="011e084e" style:font-style-asian="normal" style:font-style-complex="normal"/>
    </style:style>
    <style:style style:name="T129" style:family="text">
      <style:text-properties fo:font-style="normal" officeooo:rsid="01e19718" style:font-style-asian="normal" style:font-style-complex="normal"/>
    </style:style>
    <style:style style:name="T130" style:family="text">
      <style:text-properties fo:font-style="normal" officeooo:rsid="024d426c" style:font-style-asian="normal" style:font-style-complex="normal"/>
    </style:style>
    <style:style style:name="T131" style:family="text">
      <style:text-properties fo:font-style="normal" officeooo:rsid="0250a7aa" style:font-style-asian="normal" style:font-style-complex="normal"/>
    </style:style>
    <style:style style:name="T132" style:family="text">
      <style:text-properties fo:font-style="normal" style:text-underline-style="none" style:font-style-asian="normal" style:font-style-complex="normal"/>
    </style:style>
    <style:style style:name="T133" style:family="text">
      <style:text-properties fo:font-style="normal" style:text-underline-style="none" officeooo:rsid="00ec0be4" style:font-style-asian="normal" style:font-style-complex="normal"/>
    </style:style>
    <style:style style:name="T134" style:family="text">
      <style:text-properties fo:font-style="normal" style:text-underline-style="none" officeooo:rsid="00ffecf3" style:font-style-asian="normal" style:font-style-complex="normal"/>
    </style:style>
    <style:style style:name="T135" style:family="text">
      <style:text-properties fo:font-style="normal" style:text-underline-style="none" officeooo:rsid="024d426c" style:font-style-asian="normal" style:font-style-complex="normal"/>
    </style:style>
    <style:style style:name="T136" style:family="text">
      <style:text-properties fo:font-style="normal" style:text-underline-style="none" officeooo:rsid="027f96a4" style:font-style-asian="normal" style:font-style-complex="normal"/>
    </style:style>
    <style:style style:name="T13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2066aa0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207377d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2066aa0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207377d" style:font-style-asian="normal" style:font-weight-asian="normal" style:font-style-complex="normal" style:font-weight-complex="normal"/>
    </style:style>
    <style:style style:name="T143" style:family="text">
      <style:text-properties style:text-underline-style="solid" style:text-underline-width="auto" style:text-underline-color="font-color"/>
    </style:style>
    <style:style style:name="T144" style:family="text">
      <style:text-properties style:text-underline-style="solid" style:text-underline-width="auto" style:text-underline-color="font-color" officeooo:rsid="002979bd"/>
    </style:style>
    <style:style style:name="T145" style:family="text">
      <style:text-properties style:text-underline-style="solid" style:text-underline-width="auto" style:text-underline-color="font-color" officeooo:rsid="00c1f480"/>
    </style:style>
    <style:style style:name="T146" style:family="text">
      <style:text-properties style:text-underline-style="solid" style:text-underline-width="auto" style:text-underline-color="font-color" officeooo:rsid="01096a7a"/>
    </style:style>
    <style:style style:name="T147" style:family="text">
      <style:text-properties style:text-underline-style="solid" style:text-underline-width="auto" style:text-underline-color="font-color" officeooo:rsid="013dee83"/>
    </style:style>
    <style:style style:name="T148" style:family="text">
      <style:text-properties style:text-underline-style="solid" style:text-underline-width="auto" style:text-underline-color="font-color" officeooo:rsid="016137c7"/>
    </style:style>
    <style:style style:name="T149" style:family="text">
      <style:text-properties officeooo:rsid="01096a7a"/>
    </style:style>
    <style:style style:name="T150" style:family="text">
      <style:text-properties officeooo:rsid="012078fb"/>
    </style:style>
    <style:style style:name="T151" style:family="text">
      <style:text-properties fo:background-color="transparent" loext:char-shading-value="0"/>
    </style:style>
    <style:style style:name="T152" style:family="text">
      <style:text-properties officeooo:rsid="017dafe5" fo:background-color="transparent" loext:char-shading-value="0"/>
    </style:style>
    <style:style style:name="T153" style:family="text">
      <style:text-properties officeooo:rsid="01294f5b"/>
    </style:style>
    <style:style style:name="T154" style:family="text">
      <style:text-properties officeooo:rsid="0136ba4e"/>
    </style:style>
    <style:style style:name="T155" style:family="text">
      <style:text-properties officeooo:rsid="013f9640"/>
    </style:style>
    <style:style style:name="T156" style:family="text">
      <style:text-properties fo:font-variant="normal" fo:text-transform="none" fo:color="#000000" fo:letter-spacing="normal" officeooo:rsid="0143c357"/>
    </style:style>
    <style:style style:name="T157" style:family="text">
      <style:text-properties fo:font-variant="normal" fo:text-transform="non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158" style:family="text">
      <style:text-properties fo:font-variant="normal" fo:text-transform="non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59" style:family="text">
      <style:text-properties fo:font-variant="normal" fo:text-transform="non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160" style:family="text">
      <style:text-properties officeooo:rsid="01415871"/>
    </style:style>
    <style:style style:name="T161" style:family="text">
      <style:text-properties officeooo:rsid="0143c357"/>
    </style:style>
    <style:style style:name="T162" style:family="text">
      <style:text-properties officeooo:rsid="014fcb86"/>
    </style:style>
    <style:style style:name="T163" style:family="text">
      <style:text-properties officeooo:rsid="0152f2ad"/>
    </style:style>
    <style:style style:name="T164" style:family="text">
      <style:text-properties officeooo:rsid="015e1941"/>
    </style:style>
    <style:style style:name="T165" style:family="text">
      <style:text-properties officeooo:rsid="0167ecc5"/>
    </style:style>
    <style:style style:name="T166" style:family="text">
      <style:text-properties officeooo:rsid="016e7392"/>
    </style:style>
    <style:style style:name="T167" style:family="text">
      <style:text-properties officeooo:rsid="017ad915"/>
    </style:style>
    <style:style style:name="T168" style:family="text">
      <style:text-properties officeooo:rsid="017df1c7"/>
    </style:style>
    <style:style style:name="T169" style:family="text">
      <style:text-properties officeooo:rsid="017e0cc5"/>
    </style:style>
    <style:style style:name="T170" style:family="text">
      <style:text-properties officeooo:rsid="018449d6"/>
    </style:style>
    <style:style style:name="T171" style:family="text">
      <style:text-properties officeooo:rsid="01a64a49"/>
    </style:style>
    <style:style style:name="T172" style:family="text">
      <style:text-properties officeooo:rsid="013dee83"/>
    </style:style>
    <style:style style:name="T173" style:family="text">
      <style:text-properties style:text-underline-style="none"/>
    </style:style>
    <style:style style:name="T174" style:family="text">
      <style:text-properties officeooo:rsid="01d4ab70"/>
    </style:style>
    <style:style style:name="T175" style:family="text">
      <style:text-properties officeooo:rsid="01d86f97"/>
    </style:style>
    <style:style style:name="T176" style:family="text">
      <style:text-properties officeooo:rsid="01d9d10b"/>
    </style:style>
    <style:style style:name="T177" style:family="text">
      <style:text-properties officeooo:rsid="01e0fbc1"/>
    </style:style>
    <style:style style:name="T178" style:family="text">
      <style:text-properties officeooo:rsid="01f272ca"/>
    </style:style>
    <style:style style:name="T179" style:family="text">
      <style:text-properties fo:font-style="italic" style:font-style-asian="italic" style:font-style-complex="italic"/>
    </style:style>
    <style:style style:name="T180" style:family="text">
      <style:text-properties fo:font-style="italic" officeooo:rsid="02907ad1" style:font-style-asian="italic" style:font-style-complex="italic"/>
    </style:style>
    <style:style style:name="T181" style:family="text">
      <style:text-properties fo:font-style="italic" officeooo:rsid="0291c6c0" style:font-style-asian="italic" style:font-style-complex="italic"/>
    </style:style>
    <style:style style:name="T182" style:family="text">
      <style:text-properties officeooo:rsid="02090fdd"/>
    </style:style>
    <style:style style:name="T183" style:family="text">
      <style:text-properties officeooo:rsid="020e9077"/>
    </style:style>
    <style:style style:name="T184" style:family="text">
      <style:text-properties officeooo:rsid="020f9139"/>
    </style:style>
    <style:style style:name="T185" style:family="text">
      <style:text-properties officeooo:rsid="022b0869"/>
    </style:style>
    <style:style style:name="T186" style:family="text">
      <style:text-properties officeooo:rsid="02478cff"/>
    </style:style>
    <style:style style:name="T187" style:family="text">
      <style:text-properties officeooo:rsid="02007c83"/>
    </style:style>
    <style:style style:name="T188" style:family="text">
      <style:text-properties officeooo:rsid="024be79a"/>
    </style:style>
    <style:style style:name="T189" style:family="text">
      <style:text-properties officeooo:rsid="024d426c"/>
    </style:style>
    <style:style style:name="T190" style:family="text">
      <style:text-properties officeooo:rsid="024ede48"/>
    </style:style>
    <style:style style:name="T191" style:family="text">
      <style:text-properties officeooo:rsid="02517226"/>
    </style:style>
    <style:style style:name="T192" style:family="text">
      <style:text-properties officeooo:rsid="0251c3b5"/>
    </style:style>
    <style:style style:name="T193" style:family="text">
      <style:text-properties officeooo:rsid="0252245d"/>
    </style:style>
    <style:style style:name="T194" style:family="text">
      <style:text-properties officeooo:rsid="02536359"/>
    </style:style>
    <style:style style:name="T195" style:family="text">
      <style:text-properties officeooo:rsid="0254eee5"/>
    </style:style>
    <style:style style:name="T196" style:family="text">
      <style:text-properties officeooo:rsid="02567e97"/>
    </style:style>
    <style:style style:name="T197" style:family="text">
      <style:text-properties officeooo:rsid="0257b0db"/>
    </style:style>
    <style:style style:name="T198" style:family="text">
      <style:text-properties officeooo:rsid="01f3b3e2"/>
    </style:style>
    <style:style style:name="T199" style:family="text">
      <style:text-properties officeooo:rsid="025a7e14"/>
    </style:style>
    <style:style style:name="T200" style:family="text">
      <style:text-properties officeooo:rsid="001f533b"/>
    </style:style>
    <style:style style:name="T201" style:family="text">
      <style:text-properties officeooo:rsid="025edec6"/>
    </style:style>
    <style:style style:name="T202" style:family="text">
      <style:text-properties officeooo:rsid="026078b5"/>
    </style:style>
    <style:style style:name="T203" style:family="text">
      <style:text-properties officeooo:rsid="0261ad3d"/>
    </style:style>
    <style:style style:name="T204" style:family="text">
      <style:text-properties officeooo:rsid="02681ef8"/>
    </style:style>
    <style:style style:name="T205" style:family="text">
      <style:text-properties officeooo:rsid="026cf407"/>
    </style:style>
    <style:style style:name="T206" style:family="text">
      <style:text-properties officeooo:rsid="026f059b"/>
    </style:style>
    <style:style style:name="T207" style:family="text">
      <style:text-properties officeooo:rsid="0275d943"/>
    </style:style>
    <style:style style:name="T208" style:family="text">
      <style:text-properties officeooo:rsid="027698ea"/>
    </style:style>
    <style:style style:name="T209" style:family="text">
      <style:text-properties officeooo:rsid="027ade4e"/>
    </style:style>
    <style:style style:name="T210" style:family="text">
      <style:text-properties officeooo:rsid="027ae7ba"/>
    </style:style>
    <style:style style:name="T211" style:family="text">
      <style:text-properties officeooo:rsid="027c8bd9"/>
    </style:style>
    <style:style style:name="T212" style:family="text">
      <style:text-properties officeooo:rsid="02894c87"/>
    </style:style>
    <style:style style:name="T213" style:family="text">
      <style:text-properties officeooo:rsid="028da65a"/>
    </style:style>
    <style:style style:name="T214" style:family="text">
      <style:text-properties officeooo:rsid="028fa9e8"/>
    </style:style>
    <style:style style:name="T215" style:family="text">
      <style:text-properties officeooo:rsid="02907ad1"/>
    </style:style>
    <style:style style:name="T216" style:family="text">
      <style:text-properties officeooo:rsid="0291c6c0"/>
    </style:style>
    <style:style style:name="T217" style:family="text">
      <style:text-properties officeooo:rsid="0291d858"/>
    </style:style>
    <style:style style:name="T218" style:family="text">
      <style:text-properties officeooo:rsid="0292b183"/>
    </style:style>
    <style:style style:name="T219" style:family="text">
      <style:text-properties officeooo:rsid="025df0ae"/>
    </style:style>
    <style:style style:name="T220" style:family="text">
      <style:text-properties officeooo:rsid="02a110d1"/>
    </style:style>
    <style:style style:name="T221" style:family="text">
      <style:text-properties officeooo:rsid="02a220f3"/>
    </style:style>
    <style:style style:name="T222" style:family="text">
      <style:text-properties officeooo:rsid="02a55a6a"/>
    </style:style>
    <style:style style:name="T223" style:family="text">
      <style:text-properties officeooo:rsid="02b950c4"/>
    </style:style>
    <style:style style:name="T224" style:family="text">
      <style:text-properties officeooo:rsid="02baebe2"/>
    </style:style>
    <style:style style:name="T225" style:family="text">
      <style:text-properties officeooo:rsid="02bb6542"/>
    </style:style>
    <style:style style:name="T226" style:family="text">
      <style:text-properties style:font-name="Palatino Linotype"/>
    </style:style>
    <style:style style:name="T227" style:family="text">
      <style:text-properties style:font-name="Palatino Linotype" fo:font-size="10pt" style:font-size-asian="10pt" style:font-size-complex="10pt"/>
    </style:style>
    <style:style style:name="T228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29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30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31" style:family="text">
      <style:text-properties style:font-name="Palatino Linotype" fo:font-size="10pt" fo:font-weight="bold" officeooo:rsid="0213f170" style:font-size-asian="10pt" style:font-weight-asian="bold" style:font-size-complex="10pt" style:font-weight-complex="bold"/>
    </style:style>
    <style:style style:name="T232" style:family="text">
      <style:text-properties style:font-name="Palatino Linotype" fo:font-size="10pt" fo:font-weight="bold" officeooo:rsid="022c76d7" style:font-size-asian="10pt" style:font-weight-asian="bold" style:font-size-complex="10pt" style:font-weight-complex="bold"/>
    </style:style>
    <style:style style:name="T233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234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35" style:family="text">
      <style:text-properties style:font-name="Palatino Linotype" fo:font-weight="bold" style:font-weight-asian="bold" style:font-weight-complex="bold"/>
    </style:style>
    <style:style style:name="T236" style:family="text">
      <style:text-properties style:font-name="Palatino Linotype" fo:font-weight="bold" officeooo:rsid="0231e4a0" style:font-weight-asian="bold" style:font-weight-complex="bold"/>
    </style:style>
    <style:style style:name="T237" style:family="text">
      <style:text-properties style:font-name="Palatino Linotype" fo:font-weight="bold" officeooo:rsid="0226373f" style:font-weight-asian="bold" style:font-weight-complex="bold"/>
    </style:style>
    <style:style style:name="T238" style:family="text">
      <style:text-properties style:font-name="Palatino Linotype" fo:font-weight="normal" style:font-weight-asian="normal" style:font-weight-complex="normal"/>
    </style:style>
    <style:style style:name="T239" style:family="text">
      <style:text-properties style:font-name="Palatino Linotype" fo:font-weight="normal" officeooo:rsid="021b28a6" style:font-weight-asian="normal" style:font-weight-complex="normal"/>
    </style:style>
    <style:style style:name="T240" style:family="text">
      <style:text-properties style:font-name="Palatino Linotype" fo:font-weight="normal" officeooo:rsid="0226373f" style:font-weight-asian="normal" style:font-weight-complex="normal"/>
    </style:style>
    <style:style style:name="T241" style:family="text">
      <style:text-properties style:font-name="Palatino Linotype" fo:font-weight="normal" officeooo:rsid="023047d4" style:font-weight-asian="normal" style:font-weight-complex="normal"/>
    </style:style>
    <style:style style:name="T242" style:family="text">
      <style:text-properties style:font-name="Palatino Linotype" fo:font-weight="normal" officeooo:rsid="0231e4a0" style:font-weight-asian="normal" style:font-weight-complex="normal"/>
    </style:style>
    <style:style style:name="T243" style:family="text">
      <style:text-properties style:font-name="Palatino Linotype" fo:font-style="italic" style:font-style-asian="italic" style:font-style-complex="italic"/>
    </style:style>
    <style:style style:name="T244" style:family="text">
      <style:text-properties style:font-name="Palatino Linotype" fo:font-style="normal" style:text-underline-style="none" fo:font-weight="normal" style:font-style-asian="normal" style:font-weight-asian="normal" style:font-style-complex="normal" style:font-weight-complex="normal"/>
    </style:style>
    <style:style style:name="T245" style:family="text">
      <style:text-properties style:font-name="Palatino Linotype" fo:font-style="normal" fo:font-weight="normal" style:font-style-asian="normal" style:font-weight-asian="normal" style:font-style-complex="normal" style:font-weight-complex="normal"/>
    </style:style>
    <style:style style:name="T246" style:family="text">
      <style:text-properties style:font-name="Palatino Linotype" officeooo:rsid="0101cbb6"/>
    </style:style>
    <style:style style:name="T247" style:family="text">
      <style:text-properties style:font-name="Palatino Linotype" officeooo:rsid="023047d4"/>
    </style:style>
    <style:style style:name="T248" style:family="text">
      <style:text-properties style:font-name="Palatino Linotype" officeooo:rsid="0226373f"/>
    </style:style>
    <style:style style:name="T249" style:family="text">
      <style:text-properties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50" style:family="text">
      <style:text-properties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51" style:family="text">
      <style:text-properties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52" style:family="text">
      <style:text-properties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253" style:family="text">
      <style:text-properties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254" style:family="text">
      <style:text-properties officeooo:rsid="02ca2543"/>
    </style:style>
    <style:style style:name="T255" style:family="text">
      <style:text-properties officeooo:rsid="02cba2b2"/>
    </style:style>
    <style:style style:name="T256" style:family="text">
      <style:text-properties officeooo:rsid="02cf6d4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0">Minor E. Gordon, Ph.D.</text:p>
      <text:p text:style-name="P121">Curriculum Vitae</text:p>
      <text:p text:style-name="P12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5"><text:a xlink:type="simple" xlink:href="mailto:cv256@minorgordon.net?subject=CV" text:style-name="Internet_20_link" text:visited-style-name="Visited_20_Internet_20_Link"><text:span text:style-name="T34">cv</text:span></text:a><text:a xlink:type="simple" xlink:href="mailto:cv256@minorgordon.net?subject=CV" text:style-name="Internet_20_link" text:visited-style-name="Visited_20_Internet_20_Link"><text:span text:style-name="T78">256</text:span></text:a><text:a xlink:type="simple" xlink:href="mailto:cv256@minorgordon.net?subject=CV" text:style-name="Internet_20_link" text:visited-style-name="Visited_20_Internet_20_Link"><text:span text:style-name="T34">@minorgordon.net</text:span></text:a></text:p>
            <text:p text:style-name="P44"><text:a xlink:type="simple" xlink:href="http://mg4.consulting/" text:style-name="Internet_20_link" text:visited-style-name="Visited_20_Internet_20_Link"><text:span text:style-name="T19">http</text:span></text:a><text:a xlink:type="simple" xlink:href="http://mg4.consulting/" text:style-name="Internet_20_link" text:visited-style-name="Visited_20_Internet_20_Link"><text:span text:style-name="T20">s</text:span></text:a><text:a xlink:type="simple" xlink:href="http://mg4.consulting/" text:style-name="Internet_20_link" text:visited-style-name="Visited_20_Internet_20_Link"><text:span text:style-name="T19">://mg4.consulting</text:span></text:a></text:p>
          </table:table-cell>
          <table:table-cell table:style-name="Table1.A1" office:value-type="string">
            <text:p text:style-name="P1"><text:a xlink:type="simple" xlink:href="https://github.com/minorg" text:style-name="Internet_20_link" text:visited-style-name="Visited_20_Internet_20_Link"><text:span text:style-name="T34">https://github.com/minorg</text:span></text:a></text:p>
            <text:p text:style-name="P161">Cohoes, NY 12047</text:p>
          </table:table-cell>
        </table:table-row>
      </table:table>
      <text:p text:style-name="P130"/>
      <text:p text:style-name="P131"/>
      <table:table table:name="Table3" table:style-name="Table3">
        <table:table-column table:style-name="Table3.A"/>
        <table:table-row>
          <table:table-cell table:style-name="Table3.A1" office:value-type="string">
            <text:p text:style-name="P135"><text:span text:style-name="T166">Summary</text:span> </text:p>
          </table:table-cell>
        </table:table-row>
        <table:table-row>
          <table:table-cell table:style-name="Table3.A1" office:value-type="string">
            <text:p text:style-name="P2">I am a <text:span text:style-name="T3">computer scientist</text:span><text:span text:style-name="T12">, </text:span><text:span text:style-name="T3">software engineer</text:span><text:span text:style-name="T12">, </text:span><text:span text:style-name="T14">and </text:span><text:span text:style-name="T4">thinker-</text:span><text:span text:style-name="T5">doer</text:span><text:span text:style-name="T6">. </text:span><text:span text:style-name="T12">I am passionate about applying technology in ways that help </text:span><text:span text:style-name="T13">individuals</text:span><text:span text:style-name="T12"> and society. I am a lifelong learner and avid reader, not just in the depth of my field but in the breadth of others, especially history.</text:span></text:p>
          </table:table-cell>
        </table:table-row>
      </table:table>
      <text:p text:style-name="P122"/>
      <text:p text:style-name="P123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5"/>
          </table:table-cell>
          <table:table-cell table:style-name="Education.A1" office:value-type="string">
            <text:p text:style-name="P136">Education</text:p>
          </table:table-cell>
        </table:table-row>
        <table:table-row>
          <table:table-cell table:style-name="Education.A2" office:value-type="float" office:value="2009">
            <text:p text:style-name="P14">2009</text:p>
          </table:table-cell>
          <table:table-cell table:style-name="Education.A1" office:value-type="string">
            <text:p text:style-name="P114"><text:span text:style-name="T228">Ph.D., Computer Science</text:span><text:span text:style-name="T233">,</text:span><text:span text:style-name="T228"> </text:span><text:span text:style-name="T227">University of Cambridge</text:span></text:p>
          </table:table-cell>
        </table:table-row>
        <table:table-row>
          <table:table-cell table:style-name="Education.A2" office:value-type="float" office:value="2005">
            <text:p text:style-name="P14">2005</text:p>
          </table:table-cell>
          <table:table-cell table:style-name="Education.A1" office:value-type="string">
            <text:p text:style-name="P114"><text:span text:style-name="T228">Diplom Informatiker</text:span><text:span text:style-name="T233">,</text:span><text:span text:style-name="T228"> </text:span><text:span text:style-name="T227">Technische Universität Berlin</text:span></text:p>
          </table:table-cell>
        </table:table-row>
        <table:table-row table:style-name="Education.4">
          <table:table-cell table:style-name="Education.A2" office:value-type="float" office:value="2003">
            <text:p text:style-name="P14">2003</text:p>
          </table:table-cell>
          <table:table-cell table:style-name="Education.A1" office:value-type="string">
            <text:p text:style-name="P3"><text:span text:style-name="T1">B.Sc., Computer Science</text:span><text:span text:style-name="T6">,</text:span><text:span text:style-name="T1"> </text:span>Oklahoma State University <text:span text:style-name="T167">Tulsa</text:span></text:p>
          </table:table-cell>
        </table:table-row>
      </table:table>
      <text:p text:style-name="P124"/>
      <text:p text:style-name="P124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6"/>
          </table:table-cell>
          <table:table-cell table:style-name="Table5.B1" office:value-type="string">
            <text:p text:style-name="P137">Work Experience</text:p>
          </table:table-cell>
        </table:table-row>
        <table:table-row>
          <table:table-cell table:style-name="Table5.A5" office:value-type="string">
            <text:p text:style-name="P157">06/2019 <text:span text:style-name="T187">–</text:span></text:p>
          </table:table-cell>
          <table:table-cell table:style-name="Table5.B4" office:value-type="string">
            <text:p text:style-name="P165"><text:span text:style-name="T228">Director, Semantic Web Applications</text:span><text:span text:style-name="T229"> </text:span><text:span text:style-name="T234">at</text:span><text:span text:style-name="T230"> </text:span><text:a xlink:type="simple" xlink:href="https://idea.tw.rpi.edu/" text:style-name="Internet_20_link" text:visited-style-name="Visited_20_Internet_20_Link"><text:span text:style-name="T52">Rensselaer Polytechnic Institute</text:span></text:a><text:span text:style-name="T68"> </text:span><text:span text:style-name="T69">/ </text:span><text:span text:style-name="T67">Troy, </text:span><text:span text:style-name="T73">NY</text:span></text:p>
          </table:table-cell>
        </table:table-row>
        <table:table-row>
          <table:table-cell table:style-name="Table5.A5" office:value-type="string">
            <text:p text:style-name="P26"><text:span text:style-name="T186">0</text:span>7/2012 – </text:p>
          </table:table-cell>
          <table:table-cell table:style-name="Table5.B4" office:value-type="string">
            <text:p text:style-name="P48"><text:span text:style-name="T229">Independent software consultant </text:span><text:span text:style-name="T234">at</text:span><text:span text:style-name="T230"> </text:span><text:a xlink:type="simple" xlink:href="https://mg4.consulting/" text:style-name="Internet_20_link" text:visited-style-name="Visited_20_Internet_20_Link"><text:span text:style-name="T53">MG4 Consulting, LLC</text:span></text:a><text:span text:style-name="T68"> </text:span><text:span text:style-name="T69">(self-employed) </text:span><text:span text:style-name="T68">/ </text:span><text:span text:style-name="T69">Remote</text:span></text:p>
          </table:table-cell>
        </table:table-row>
        <table:table-row>
          <table:table-cell table:style-name="Table5.A5" office:value-type="string">
            <text:p text:style-name="P10"><text:span text:style-name="T186">0</text:span>4/2018 <text:span text:style-name="T132">– </text:span><text:span text:style-name="T136">4/2019</text:span></text:p>
          </table:table-cell>
          <table:table-cell table:style-name="Table5.B4" office:value-type="string">
            <text:p text:style-name="P94"><text:span text:style-name="T40">Software architect and technical lead</text:span><text:span text:style-name="T41"> </text:span><text:span text:style-name="T62">at</text:span><text:span text:style-name="T42"> </text:span><text:a xlink:type="simple" xlink:href="https://www.asemio.com/" text:style-name="Internet_20_link" text:visited-style-name="Visited_20_Internet_20_Link"><text:span text:style-name="T74">Asemio, LLC</text:span></text:a><text:span text:style-name="T76"> </text:span><text:span text:style-name="T77">/ Tulsa, OK</text:span></text:p>
            <text:p text:style-name="P49">Asemio is a technology consulting company for community data systems. <text:span text:style-name="T213">The company</text:span> <text:span text:style-name="T212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5" office:value-type="string">
            <text:p text:style-name="P15">Responsibilities</text:p>
          </table:table-cell>
          <table:table-cell table:style-name="Table5.B5" office:value-type="string">
            <text:p text:style-name="P66">Project planning: <text:span text:style-name="T178">user story mapping, release design, technical architecture, time estimation</text:span> </text:p>
            <text:p text:style-name="P66">Subject matter expertise: responding<text:span text:style-name="T198"> to RFPs and other internal and external needs for technical expertise</text:span></text:p>
            <text:p text:style-name="P65"><text:span text:style-name="T206">Technical leadership</text:span>: mentoring junior developers, code reviews, process development, <text:span text:style-name="T208">flower arranging</text:span></text:p>
            <text:p text:style-name="P67">Recruiting: outreach, reviewing resumes, <text:span text:style-name="T205">coordinating,</text:span> interviewing</text:p>
            <text:p text:style-name="P52">Software development: design and implementation of strategic projects</text:p>
          </table:table-cell>
        </table:table-row>
        <table:table-row>
          <table:table-cell table:style-name="Table5.A6" office:value-type="string">
            <text:p text:style-name="P27">12/2011 – <text:span text:style-name="T186">0</text:span>6/2012</text:p>
          </table:table-cell>
          <table:table-cell table:style-name="Table5.B6" office:value-type="string">
            <text:p text:style-name="P78">Software architect and full-stack developer <text:span text:style-name="T6">at</text:span> Grokio, LLC<text:span text:style-name="T137"> / New York, NY</text:span></text:p>
            <text:p text:style-name="P50">GrokIO was a business intelligence startup I co-founded.</text:p>
          </table:table-cell>
        </table:table-row>
        <table:table-row>
          <table:table-cell table:style-name="Table5.A7" office:value-type="string">
            <text:p text:style-name="P27"><text:span text:style-name="T186">0</text:span>8/2011 – 12/2011</text:p>
          </table:table-cell>
          <table:table-cell table:style-name="Table5.B7" office:value-type="string">
            <text:p text:style-name="P77"><text:span text:style-name="T226">Software architect and backend developer </text:span><text:span text:style-name="T238">at</text:span><text:span text:style-name="T226"> </text:span><text:a xlink:type="simple" xlink:href="http://birchbox.com/" text:style-name="Internet_20_link" text:visited-style-name="Visited_20_Internet_20_Link"><text:span text:style-name="T24">Birchbox Inc.</text:span></text:a><text:span text:style-name="T243"> </text:span><text:span text:style-name="T244">/ New York, NY</text:span></text:p>
            <text:p text:style-name="P58"><text:span text:style-name="T138">Birchbox </text:span><text:span text:style-name="T139">is </text:span><text:span text:style-name="T137">a personalized subscription service for women's cosmetics samples.</text:span></text:p>
          </table:table-cell>
        </table:table-row>
        <table:table-row>
          <table:table-cell table:style-name="Table5.A8" office:value-type="string">
            <text:p text:style-name="P28"><text:span text:style-name="T186">0</text:span>5/2011 – <text:span text:style-name="T186">0</text:span>8/2011</text:p>
          </table:table-cell>
          <table:table-cell table:style-name="Table5.B8" office:value-type="string">
            <text:p text:style-name="P79"><text:span text:style-name="T255">Performance engineer</text:span><text:span text:style-name="T226"> </text:span><text:span text:style-name="T238">at</text:span><text:span text:style-name="T226"> </text:span><text:a xlink:type="simple" xlink:href="http://chartbeat.com/" text:style-name="Internet_20_link" text:visited-style-name="Visited_20_Internet_20_Link"><text:span text:style-name="T24">Chartbeat Inc.</text:span></text:a><text:span text:style-name="T226"> </text:span><text:span text:style-name="T245">/ New York, NY</text:span></text:p>
            <text:p text:style-name="P59"><text:span text:style-name="T141">Chartbeat </text:span><text:span text:style-name="T142">is </text:span><text:span text:style-name="T140">a real-time web analytics software-as-a-service provider.</text:span></text:p>
          </table:table-cell>
        </table:table-row>
        <table:table-row>
          <table:table-cell table:style-name="Table5.A9" office:value-type="string">
            <text:p text:style-name="P29">10/2010 – <text:span text:style-name="T186">0</text:span>4/2011</text:p>
          </table:table-cell>
          <table:table-cell table:style-name="Table5.B9" office:value-type="string">
            <text:p text:style-name="P60"><text:span text:style-name="T254">Contract s</text:span>oftware engineer <text:span text:style-name="T6">at</text:span> IBM Research<text:span text:style-name="T179"> </text:span><text:span text:style-name="T140">/ Hawthorne, NY</text:span></text:p>
          </table:table-cell>
        </table:table-row>
        <table:table-row table:style-name="Table5.10">
          <table:table-cell table:style-name="Table5.A10" office:value-type="string">
            <text:p text:style-name="P29"><text:span text:style-name="T186">0</text:span>1/2009 – <text:span text:style-name="T186">0</text:span>7/2010</text:p>
          </table:table-cell>
          <table:table-cell table:style-name="Table5.B10" office:value-type="string">
            <text:p text:style-name="P82">Programmer / Analyst <text:span text:style-name="T6">at</text:span> NEC High Performance Computing Europe <text:span text:style-name="T183">GmbH</text:span><text:span text:style-name="T6"> / Stut</text:span><text:span text:style-name="T15">t</text:span><text:span text:style-name="T6">gart, Germany</text:span></text:p>
          </table:table-cell>
        </table:table-row>
      </table:table>
      <text:p text:style-name="P125"/>
      <text:p text:style-name="P126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5"/>
          </table:table-cell>
          <table:table-cell table:style-name="WorkExperience.A1" office:value-type="string">
            <text:p text:style-name="P137"><text:span text:style-name="T217">Industry </text:span>Projects</text:p>
          </table:table-cell>
        </table:table-row>
        <table:table-row>
          <table:table-cell table:style-name="WorkExperience.A1" office:value-type="string">
            <text:p text:style-name="P156">05/2019 <text:span text:style-name="T187">– </text:span>6<text:span text:style-name="T187">/2019</text:span></text:p>
          </table:table-cell>
          <table:table-cell table:style-name="WorkExperience.A1" office:value-type="string">
            <text:p text:style-name="P181"><text:span text:style-name="T39">Data entry web application</text:span><text:span text:style-name="T49"> </text:span><text:span text:style-name="T66">for</text:span><text:span text:style-name="T50"> </text:span><text:span text:style-name="T36">PSW Applied Research Inc.</text:span><text:span text:style-name="T37"> / Toronto, </text:span><text:span text:style-name="T38">ON</text:span></text:p>
          </table:table-cell>
        </table:table-row>
        <table:table-row>
          <table:table-cell table:style-name="WorkExperience.A1" office:value-type="string">
            <text:p text:style-name="P30"/>
          </table:table-cell>
          <table:table-cell table:style-name="WorkExperience.A1" office:value-type="string">
            <text:p text:style-name="P176">Bootstrapped a data entry Semantic Web application using Flask, rdflib, SPARQL, and Virtuoso on the backend, TypeScript, React, and GraphQL on the frontend, and <text:span text:style-name="T256">Docker deployments to multiple environments</text:span></text:p>
            <text:p text:style-name="P176">Documented and handed off the code to a junior developer</text:p>
          </table:table-cell>
        </table:table-row>
        <table:table-row>
          <table:table-cell table:style-name="WorkExperience.A1" office:value-type="string">
            <text:p text:style-name="P30"/>
          </table:table-cell>
          <table:table-cell table:style-name="WorkExperience.A1" office:value-type="string">
            <text:p text:style-name="P93"/>
          </table:table-cell>
        </table:table-row>
        <table:table-row>
          <table:table-cell table:style-name="WorkExperience.A1" office:value-type="string">
            <text:p text:style-name="P30"><text:span text:style-name="T188">0</text:span>4/2018 <text:span text:style-name="T187">– 4/2019</text:span></text:p>
          </table:table-cell>
          <table:table-cell table:style-name="WorkExperience.A1" office:value-type="string">
            <text:p text:style-name="P93"><text:span text:style-name="T43">Privacy-preserving record </text:span><text:span text:style-name="T44">linker </text:span><text:span text:style-name="T63">at</text:span><text:span text:style-name="T45"> </text:span><text:a xlink:type="simple" xlink:href="https://www.asemio.com/" text:style-name="Internet_20_link" text:visited-style-name="Visited_20_Internet_20_Link"><text:span text:style-name="T75">Asemio, LLC</text:span></text:a><text:span text:style-name="T46"> </text:span><text:span text:style-name="T64">/ </text:span><text:span text:style-name="T65">Tulsa, OK</text:span></text:p>
          </table:table-cell>
        </table:table-row>
        <table:table-row>
          <table:table-cell table:style-name="WorkExperience.A1" office:value-type="string">
            <text:p text:style-name="P37"/>
          </table:table-cell>
          <table:table-cell table:style-name="WorkExperience.A1" office:value-type="string">
            <text:p text:style-name="P52">Designed and <text:span text:style-name="T202">implemented</text:span> <text:span text:style-name="T199">a privacy-preserving record linker for determining overlap between HIPAA and FERPA protected data sets, using the Sharemind platform for secure multi-party computation, Python libraries and scripts, and C++</text:span></text:p>
            <text:p text:style-name="P53"><text:span text:style-name="T210">Wrote a white paper describing the record linking process and comparing</text:span> <text:span text:style-name="T211">its</text:span> results to plaintext record linking <text:soft-page-break/>with deterministic and probabilistic algorithms</text:p>
            <text:p text:style-name="P68">Drafted and was awarded a $25,000 grant from a national foundation to fund this work</text:p>
          </table:table-cell>
        </table:table-row>
        <table:table-row>
          <table:table-cell table:style-name="WorkExperience.A1" office:value-type="string">
            <text:p text:style-name="P37"/>
          </table:table-cell>
          <table:table-cell table:style-name="WorkExperience.A1" office:value-type="string">
            <text:p text:style-name="P65"/>
          </table:table-cell>
        </table:table-row>
        <table:table-row>
          <table:table-cell table:style-name="WorkExperience.A1" office:value-type="string">
            <text:p text:style-name="P31"><text:span text:style-name="T188">0</text:span>4/2018 <text:span text:style-name="T187">– 4/2019</text:span></text:p>
          </table:table-cell>
          <table:table-cell table:style-name="WorkExperience.A1" office:value-type="string">
            <text:p text:style-name="P64"><text:span text:style-name="T79">Community asset mapping platform</text:span><text:span text:style-name="T80"> </text:span><text:span text:style-name="T84">at</text:span><text:span text:style-name="T81"> </text:span><text:a xlink:type="simple" xlink:href="https://www.asemio.com/" text:style-name="Internet_20_link" text:visited-style-name="Visited_20_Internet_20_Link"><text:span text:style-name="T89">Asemio, LLC</text:span></text:a><text:span text:style-name="T82"> </text:span><text:span text:style-name="T85">/ </text:span><text:span text:style-name="T86">Tulsa, OK</text:span></text:p>
          </table:table-cell>
        </table:table-row>
        <table:table-row>
          <table:table-cell table:style-name="WorkExperience.A1" office:value-type="string">
            <text:p text:style-name="P38"/>
          </table:table-cell>
          <table:table-cell table:style-name="WorkExperience.A1" office:value-type="string">
            <text:p text:style-name="P70"><text:span text:style-name="T203">Designed and implemented</text:span> a <text:span text:style-name="T201">web application</text:span> for tracking community assets such as service organizations, funders, collaboratives, data sharing platforms, et al. <text:span text:style-name="T201">The web application was developed</text:span> <text:span text:style-name="T201">with </text:span>TypeScript+React.js, Python+Flask, and a neo4j graph database. <text:span text:style-name="T201">Data was entered by subject matter experts using a bespoke Python-based domain-specific language.</text:span></text:p>
          </table:table-cell>
        </table:table-row>
        <table:table-row>
          <table:table-cell table:style-name="WorkExperience.A1" office:value-type="string">
            <text:p text:style-name="P32"/>
          </table:table-cell>
          <table:table-cell table:style-name="WorkExperience.A1" office:value-type="string">
            <text:p text:style-name="P89"/>
          </table:table-cell>
        </table:table-row>
        <table:table-row>
          <table:table-cell table:style-name="WorkExperience.A1" office:value-type="string">
            <text:p text:style-name="P32"><text:span text:style-name="T190">06/2017</text:span> –</text:p>
          </table:table-cell>
          <table:table-cell table:style-name="WorkExperience.A1" office:value-type="string">
            <text:p text:style-name="P90"><text:span text:style-name="T101">Motivated Cognition </text:span><text:span text:style-name="T102">experimen</text:span><text:span text:style-name="T103">t </text:span><text:span text:style-name="T98">at</text:span><text:span text:style-name="T103"> Columbia University</text:span><text:span text:style-name="T98"> / </text:span><text:span text:style-name="T97">New York, NY</text:span></text:p>
            <text:p text:style-name="P51"><text:span text:style-name="T151">Motivated Cognition is a psychology research experiment investigating the effects of cognitive bias </text:span><text:span text:style-name="T152">o</text:span><text:span text:style-name="T151">n our consumption of information online.</text:span></text:p>
          </table:table-cell>
        </table:table-row>
        <table:table-row>
          <table:table-cell table:style-name="WorkExperience.A1" office:value-type="string">
            <text:p text:style-name="P39"/>
          </table:table-cell>
          <table:table-cell table:style-name="WorkExperience.A1" office:value-type="string">
            <text:p text:style-name="P143"><text:span text:style-name="T155">Created a complete web application from high-level requirements, using TypeScript, Knockout.js, and webpack on the frontend; Java with micro</text:span>services, <text:span text:style-name="T161">YAML configuration, and MongoDB persistence on the backend; generated</text:span><text:span text:style-name="T156"> code for models and services in TypeScript and Java; </text:span><text:span text:style-name="T161">Jenkins continuous integration; and Docker deployment</text:span></text:p>
            <text:p text:style-name="P144">Translated screens from a graphic designer into pixel-perfect CSS and HTML</text:p>
            <text:p text:style-name="P96">Integrated <text:span text:style-name="T160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41"/>
          </table:table-cell>
          <table:table-cell table:style-name="WorkExperience.A1" office:value-type="string">
            <text:p text:style-name="P83"/>
          </table:table-cell>
        </table:table-row>
        <table:table-row>
          <table:table-cell table:style-name="WorkExperience.A1" office:value-type="string">
            <text:p text:style-name="P41"><text:span text:style-name="T130">0</text:span><text:span text:style-name="T126">4</text:span><text:span text:style-name="T123">/201</text:span><text:span text:style-name="T128">7</text:span><text:span text:style-name="T123"> – </text:span><text:span text:style-name="T130">0</text:span><text:span text:style-name="T128">5</text:span><text:span text:style-name="T123">/201</text:span><text:span text:style-name="T128">7</text:span></text:p>
          </table:table-cell>
          <table:table-cell table:style-name="WorkExperience.A1" office:value-type="string">
            <text:p text:style-name="P83">Drug name comparison project <text:span text:style-name="T10">for</text:span><text:span text:style-name="T182"> </text:span><text:span text:style-name="T32">PSW Applied Research Inc.</text:span><text:span text:style-name="T30"> / Toronto, </text:span><text:span text:style-name="T31">ON</text:span></text:p>
          </table:table-cell>
        </table:table-row>
        <table:table-row>
          <table:table-cell table:style-name="WorkExperience.A1" office:value-type="string">
            <text:p text:style-name="P40"/>
          </table:table-cell>
          <table:table-cell table:style-name="WorkExperience.A1" office:value-type="string">
            <text:p text:style-name="P62">Implemented Kondrak‘s phonetic alignment and similarity algorithm (ALINE) <text:span text:style-name="T150">and a bigram-based orthographic algorithm (BI-SIM) </text:span>as a PostgreSQL C extension</text:p>
            <text:p text:style-name="P84"><text:span text:style-name="T169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16"/>
          </table:table-cell>
          <table:table-cell table:style-name="WorkExperience.A1" office:value-type="string">
            <text:p text:style-name="P71"/>
          </table:table-cell>
        </table:table-row>
        <table:table-row>
          <table:table-cell table:style-name="WorkExperience.A1" office:value-type="string">
            <text:p text:style-name="P42"><text:span text:style-name="T131">0</text:span><text:span text:style-name="T126">4</text:span><text:span text:style-name="T123">/201</text:span><text:span text:style-name="T127">6</text:span><text:span text:style-name="T123"> – </text:span><text:span text:style-name="T131">0</text:span><text:span text:style-name="T129">4/2018</text:span></text:p>
          </table:table-cell>
          <table:table-cell table:style-name="WorkExperience.A1" office:value-type="string">
            <text:p text:style-name="P90"><text:span text:style-name="T104">F</text:span><text:span text:style-name="T100">ull-stack development </text:span><text:span text:style-name="T96">for</text:span><text:span text:style-name="T100"> Polygon Analytics </text:span><text:span text:style-name="T103">Ltd.</text:span><text:span text:style-name="T98"> /</text:span><text:span text:style-name="T99"> Edinburgh, Scotland</text:span></text:p>
          </table:table-cell>
        </table:table-row>
        <table:table-row>
          <table:table-cell table:style-name="WorkExperience.A1" office:value-type="string">
            <text:p text:style-name="P39"/>
          </table:table-cell>
          <table:table-cell table:style-name="WorkExperience.A1" office:value-type="string">
            <text:p text:style-name="P97"><text:span text:style-name="T153">Designed and implemented proprietary software </text:span>in <text:span text:style-name="T154">C++</text:span> and Python</text:p>
          </table:table-cell>
        </table:table-row>
        <table:table-row>
          <table:table-cell table:style-name="WorkExperience.A1" office:value-type="string">
            <text:p text:style-name="P11"/>
          </table:table-cell>
          <table:table-cell table:style-name="WorkExperience.A1" office:value-type="string">
            <text:p text:style-name="P91"/>
          </table:table-cell>
        </table:table-row>
        <table:table-row>
          <table:table-cell table:style-name="WorkExperience.A1" office:value-type="string">
            <text:p text:style-name="P43"><text:span text:style-name="T191">0</text:span>9/2014 –</text:p>
          </table:table-cell>
          <table:table-cell table:style-name="WorkExperience.A1" office:value-type="string">
            <text:p text:style-name="P116"><text:a xlink:type="simple" xlink:href="https://notablist.com/" text:style-name="Internet_20_link" text:visited-style-name="Visited_20_Internet_20_Link"><text:span text:style-name="T47">Notablist</text:span></text:a><text:span text:style-name="T54"> </text:span><text:span text:style-name="T55">email </text:span><text:span text:style-name="T56">newsletter </text:span><text:span text:style-name="T55">search engine</text:span><text:span text:style-name="T70"> </text:span><text:span text:style-name="T71">for</text:span><text:span text:style-name="T57"> </text:span><text:a xlink:type="simple" xlink:href="https://notablist.com/" text:style-name="Internet_20_link" text:visited-style-name="Visited_20_Internet_20_Link"><text:span text:style-name="T35">Notablist, Inc</text:span></text:a><text:a xlink:type="simple" xlink:href="https://notablist.com/" text:style-name="Internet_20_link" text:visited-style-name="Visited_20_Internet_20_Link"><text:span text:style-name="T226">.</text:span></text:a><text:span text:style-name="T58"> </text:span><text:span text:style-name="T71">/ New York, NY</text:span></text:p>
            <text:p text:style-name="P111"><text:span text:style-name="T124">Notablist indexes millions of email newsletters from hundreds of thousands of publishers and provides </text:span><text:span text:style-name="T125">both a search interface </text:span><text:span text:style-name="T124">and real-time change alerts to users.</text:span></text:p>
          </table:table-cell>
        </table:table-row>
        <table:table-row>
          <table:table-cell table:style-name="WorkExperience.A1" office:value-type="string">
            <text:p text:style-name="P148"/>
          </table:table-cell>
          <table:table-cell table:style-name="WorkExperience.A1" office:value-type="string">
            <text:p text:style-name="P98"><text:span text:style-name="T172">Backend p</text:span>rototyping in Python<text:span text:style-name="T173">:</text:span></text:p>
            <text:list xml:id="list2069074487" text:style-name="L1">
              <text:list-item>
                <text:p text:style-name="P162"><text:span text:style-name="T113">Classified signup responses and mapped form inputs </text:span>using numpy/scipy/scikit-learn</text:p>
              </text:list-item>
            </text:list>
            <text:p text:style-name="P86"><text:span text:style-name="T147">Backend p</text:span><text:span text:style-name="T143">roduction rewrite in Java</text:span>:</text:p>
            <text:list xml:id="list212614886186324" text:continue-numbering="true" text:style-name="L1">
              <text:list-item>
                <text:p text:style-name="P166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66"><text:span text:style-name="T112">Implemented </text:span>Guice-injected Java <text:span text:style-name="T117">micro-</text:span>service<text:span text:style-name="T112">s </text:span>that encapsulated MongoDB collections; ElasticSearch indices; <text:span text:style-name="T118">Redis databases; S3 buckets; </text:span>screenshotting <text:span text:style-name="T112">and signups </text:span>with Selenium; <text:span text:style-name="T118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67">Designed and implemented <text:span text:style-name="T120">a scalable distributed system</text:span> for <text:span text:style-name="T119">processing</text:span> Common Crawl WARC records and submitting newsletter signups</text:p>
              </text:list-item>
              <text:list-item>
                <text:p text:style-name="P168"><text:span text:style-name="T176">Reported metrics</text:span> to InfluxDB</text:p>
              </text:list-item>
              <text:list-item>
                <text:p text:style-name="P169"><text:span text:style-name="T175">Created</text:span> <text:span text:style-name="T116">administrative</text:span> user interface in Vaadin</text:p>
              </text:list-item>
              <text:list-item>
                <text:p text:style-name="P170">Set up Jenkins continuous integration</text:p>
              </text:list-item>
              <text:list-item>
                <text:p text:style-name="P171"><text:span text:style-name="T164">Deployed with </text:span>Docker+<text:span text:style-name="T223">Kubernetes</text:span> on real hardware</text:p>
              </text:list-item>
            </text:list>
            <text:p text:style-name="P99"><text:span text:style-name="T148">Frontend</text:span>:</text:p>
            <text:list xml:id="list212615421645182" text:continue-numbering="true" text:style-name="L1">
              <text:list-item>
                <text:p text:style-name="P172">Assumed responsibility for <text:span text:style-name="T168">a </text:span>three year-old Bootstrap+Backbone.js+Marionette.js code base in JavaScript</text:p>
              </text:list-item>
              <text:list-item>
                <text:p text:style-name="P172">Incrementally migrated code to TypeScript <text:span text:style-name="T177">with Knockout.js</text:span></text:p>
              </text:list-item>
              <text:list-item>
                <text:p text:style-name="P172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1"/>
          </table:table-cell>
          <table:table-cell table:style-name="WorkExperience.A1" office:value-type="string">
            <text:p text:style-name="P91"/>
          </table:table-cell>
        </table:table-row>
        <table:table-row>
          <table:table-cell table:style-name="WorkExperience.A1" office:value-type="string">
            <text:p text:style-name="P11"><text:span text:style-name="T135">0</text:span><text:span text:style-name="T133">4</text:span><text:span text:style-name="T132">/2014 – </text:span><text:span text:style-name="T135">0</text:span><text:span text:style-name="T134">7</text:span><text:span text:style-name="T132">/2014</text:span></text:p>
          </table:table-cell>
          <table:table-cell table:style-name="WorkExperience.A1" office:value-type="string">
            <text:p text:style-name="P92"><text:span text:style-name="T231">Development of the </text:span><text:a xlink:type="simple" xlink:href="https://blog.muninn-project.org/node/79" text:style-name="Internet_20_link" text:visited-style-name="Visited_20_Internet_20_Link"><text:span text:style-name="T48">Muninn Project</text:span></text:a><text:span text:style-name="T49"> </text:span><text:span text:style-name="T66">for</text:span><text:span text:style-name="T50"> </text:span><text:span text:style-name="T36">PSW Applied Research Inc.</text:span><text:span text:style-name="T37"> / Toronto, </text:span><text:span text:style-name="T38">ON</text:span></text:p>
          </table:table-cell>
        </table:table-row>
        <table:table-row>
          <table:table-cell table:style-name="WorkExperience.A1" office:value-type="string">
            <text:p text:style-name="P17"/>
          </table:table-cell>
          <table:table-cell table:style-name="WorkExperience.A1" office:value-type="string">
            <text:p text:style-name="P63"><text:span text:style-name="T226">Created a command-line </text:span><text:span text:style-name="T246">Java </text:span><text:span text:style-name="T226">application for transcribing handwritten World War I medical records from the Canadian Expeditionary Force (</text:span><text:a xlink:type="simple" xlink:href="http://blog.muninn-project.org/node/79" text:style-name="Internet_20_link" text:visited-style-name="Visited_20_Internet_20_Link"><text:span text:style-name="T34">http://blog.muninn-project.org/node/79</text:span></text:a><text:span text:style-name="T226">) </text:span><text:span text:style-name="T246">using Amazon's Mechanical Turk </text:span><text:soft-page-break/><text:span text:style-name="T246">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able:table-row table:style-name="WorkExperience.25">
          <table:table-cell table:style-name="WorkExperience.A1" office:value-type="string">
            <text:p text:style-name="P17"/>
          </table:table-cell>
          <table:table-cell table:style-name="WorkExperience.A1" office:value-type="string">
            <text:p text:style-name="P71"/>
          </table:table-cell>
        </table:table-row>
        <table:table-row>
          <table:table-cell table:style-name="WorkExperience.A1" office:value-type="string">
            <text:p text:style-name="P33"><text:span text:style-name="T189">0</text:span>3/2013 – <text:span text:style-name="T189">0</text:span>7/2013</text:p>
          </table:table-cell>
          <table:table-cell table:style-name="WorkExperience.A1" office:value-type="string">
            <text:p text:style-name="P110"><text:a xlink:type="simple" xlink:href="http://txtmrkt.com/" text:style-name="Internet_20_link" text:visited-style-name="Visited_20_Internet_20_Link"><text:span text:style-name="T83">Txtmrkt</text:span></text:a><text:span text:style-name="T34">, a marketplace for digital publications</text:span><text:span text:style-name="T90"> / </text:span><text:span text:style-name="T91">New York, NY</text:span></text:p>
          </table:table-cell>
        </table:table-row>
        <table:table-row>
          <table:table-cell table:style-name="WorkExperience.A1" office:value-type="string">
            <text:p text:style-name="P18"/>
          </table:table-cell>
          <table:table-cell table:style-name="WorkExperience.A1" office:value-type="string">
            <text:p text:style-name="P142">Designed and implemented a Model-View-Controller-based Java web application with Guice-injected <text:span text:style-name="T155">micro</text:span>services backed by Amazon S3</text:p>
            <text:p text:style-name="P142">Authenticated and authorized users with Shiro</text:p>
            <text:p text:style-name="P85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71"/>
          </table:table-cell>
        </table:table-row>
        <table:table-row>
          <table:table-cell table:style-name="WorkExperience.A1" office:value-type="string">
            <text:p text:style-name="P5"><text:span text:style-name="T192">0</text:span>7/2012 –</text:p>
          </table:table-cell>
          <table:table-cell table:style-name="WorkExperience.A1" office:value-type="string">
            <text:p text:style-name="P115"><text:a xlink:type="simple" xlink:href="http://terascript.com/" text:style-name="Internet_20_link" text:visited-style-name="Visited_20_Internet_20_Link"><text:span text:style-name="T39">TeraScript</text:span></text:a><text:span text:style-name="T52"> </text:span><text:span text:style-name="T59">product suite </text:span><text:span text:style-name="T68">for</text:span><text:span text:style-name="T53"> </text:span><text:a xlink:type="simple" xlink:href="http://www.tronics.com/" text:style-name="Internet_20_link" text:visited-style-name="Visited_20_Internet_20_Link"><text:span text:style-name="T60">Tronics Software, LLC</text:span></text:a><text:span text:style-name="T72"> / El Dorado, CA</text:span></text:p>
            <text:p text:style-name="P54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WorkExperience.A1" office:value-type="string">
            <text:p text:style-name="P112"/>
          </table:table-cell>
          <table:table-cell table:style-name="WorkExperience.A1" office:value-type="string">
            <text:p text:style-name="P87"><text:span text:style-name="T143">TeraScript </text:span><text:span text:style-name="T144">Server </text:span><text:span text:style-name="T143">8</text:span>:</text:p>
            <text:p text:style-name="P71">Rewrote TeraScript 7 in Java while maintaining strict backwards compatibility:</text:p>
            <text:list xml:id="list212615537744121" text:continue-numbering="true" text:style-name="L1">
              <text:list-item>
                <text:p text:style-name="P173"><text:span text:style-name="T174">Grammar</text:span>-based compilers for <text:span text:style-name="T122">TML</text:span> and associated little languages <text:span text:style-name="T174">using ANTLR</text:span></text:p>
              </text:list-item>
              <text:list-item>
                <text:p text:style-name="P173">Tree interpreters for TML, <text:span text:style-name="T122">TAF, and TCF</text:span></text:p>
              </text:list-item>
              <text:list-item>
                <text:p text:style-name="P175">Versioned OSGi <text:span text:style-name="T106">bundles with Maven and Apache Felix</text:span></text:p>
              </text:list-item>
              <text:list-item>
                <text:p text:style-name="P174">Library of standard functions, <text:span text:style-name="T107">primitive types, and collections</text:span> with extensive unit tests</text:p>
              </text:list-item>
            </text:list>
            <text:p text:style-name="P100"><text:span text:style-name="T143">TeraScript </text:span><text:span text:style-name="T144">Server </text:span><text:span text:style-name="T143">7</text:span> (formerly Witango <text:span text:style-name="T108">Server</text:span>):</text:p>
            <text:p text:style-name="P55">Reorganized, cleaned up, and modernized a 17-year-old C++ code base and addressed numerous bugs and feature requests for the server's first major release in over two years; <text:span text:style-name="T110">now in maintenance releases</text:span></text:p>
            <text:p text:style-name="P55">Eliminated diverging platform-specific build systems (on Win32, Linux, and OS X) in favor of CMake and ported the code base to Win64 using Visual C++ 2012</text:p>
            <text:p text:style-name="P55">Designed and implemented a SQL generator that visits dialect-specific trees of SQL-99 constructs</text:p>
            <text:p text:style-name="P72"><text:span text:style-name="T145">TeraScribe 8</text:span>:</text:p>
            <text:p text:style-name="P56">Reorganized <text:span text:style-name="T121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73"><text:span text:style-name="T146">Subcontracting</text:span>:</text:p>
            <text:p text:style-name="P57">Debugged production installations of TeraScript Server 7 and 8</text:p>
            <text:p text:style-name="P74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112"/>
          </table:table-cell>
          <table:table-cell table:style-name="WorkExperience.A1" office:value-type="string">
            <text:p text:style-name="P87"/>
          </table:table-cell>
        </table:table-row>
        <table:table-row>
          <table:table-cell table:style-name="WorkExperience.A1" office:value-type="string">
            <text:p text:style-name="P5">12/2011 – <text:span text:style-name="T189">0</text:span>6/2012</text:p>
          </table:table-cell>
          <table:table-cell table:style-name="WorkExperience.A1" office:value-type="string">
            <text:p text:style-name="P110">Haystack <text:span text:style-name="T185">business intelligence</text:span> platform <text:span text:style-name="T7">for </text:span><text:span text:style-name="T184">Grokio, LLC </text:span><text:span text:style-name="T7">/ New York, </text:span><text:span text:style-name="T8">NY</text:span></text:p>
          </table:table-cell>
        </table:table-row>
        <table:table-row>
          <table:table-cell table:style-name="WorkExperience.A1" office:value-type="string">
            <text:p text:style-name="P20"/>
          </table:table-cell>
          <table:table-cell table:style-name="WorkExperience.A1" office:value-type="string">
            <text:p text:style-name="P61">Designed an agent (Python) and manager (Java with Spring Security+MVC and Guice) architecture for gathering, storing, and querying time series data and metadata</text:p>
            <text:list xml:id="list3416406359" text:style-name="L2">
              <text:list-header>
                <text:p text:style-name="P164">Implemented time series databases from scratch using relational tables and memory-mapped files</text:p>
                <text:p text:style-name="P163">Wrote RFC 3986 grammar-based URL and URN parsers using Ragel (Java) and pyparsing (Python)</text:p>
                <text:p text:style-name="P163">Generated service interfaces in Java and Python with custom Protocol Buffers compiler plugins</text:p>
              </text:list-header>
            </text:list>
            <text:p text:style-name="P88">Coded agent plugins in Java and Python for discovering and fetching metric metadata and data:</text:p>
            <text:list xml:id="list212615801341961" text:continue-numbering="true" text:style-name="L2">
              <text:list-item>
                <text:p text:style-name="P177">Open source monitoring systems: Nagios, Ganglia, collectl, Graphite</text:p>
              </text:list-item>
              <text:list-item>
                <text:p text:style-name="P177">Open source server software: Apache httpd, nginx, MySQL, memcached, MongoDB, JMX</text:p>
              </text:list-item>
              <text:list-item>
                <text:p text:style-name="P177">Platform interfaces: procfs, sysctl, WMI, SNMP</text:p>
              </text:list-item>
              <text:list-item>
                <text:p text:style-name="P177">Third party APIs: Google Analytics, MailChimp, Spring Social, Amazon CloudWatch</text:p>
              </text:list-item>
            </text:list>
            <text:p text:style-name="P101">Supervised user experience and graphic designers in Ukraine</text:p>
            <text:p text:style-name="P88">Implemented a client-side user interface with the Google Web Toolkit, starting from wireframes:</text:p>
            <text:list xml:id="list212616509057144" text:continue-numbering="true" text:style-name="L2">
              <text:list-item>
                <text:p text:style-name="P177">Architectural best practices: Model-View-Presenter; event bus; activities and places</text:p>
              </text:list-item>
              <text:list-item>
                <text:p text:style-name="P177">Custom widgets: date time range picker, cell table pager, search box, selection tree</text:p>
              </text:list-item>
              <text:list-item>
                <text:p text:style-name="P177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10"/>
          </table:table-cell>
        </table:table-row>
        <text:soft-page-break/>
        <table:table-row>
          <table:table-cell table:style-name="WorkExperience.A1" office:value-type="string">
            <text:p text:style-name="P5"><text:span text:style-name="T193">0</text:span>8/2011 – 12/2011</text:p>
          </table:table-cell>
          <table:table-cell table:style-name="WorkExperience.A1" office:value-type="string">
            <text:p text:style-name="P114"><text:span text:style-name="T228">Backend development </text:span><text:span text:style-name="T232">and software architecture</text:span><text:span text:style-name="T228"> </text:span><text:span text:style-name="T233">for</text:span><text:span text:style-name="T228"> </text:span><text:a xlink:type="simple" xlink:href="http://birchbox.com/" text:style-name="Internet_20_link" text:visited-style-name="Visited_20_Internet_20_Link"><text:span text:style-name="T21">Birchbox Inc.</text:span></text:a><text:span text:style-name="T22"> / </text:span><text:span text:style-name="T23">New York, NY</text:span></text:p>
          </table:table-cell>
        </table:table-row>
        <table:table-row>
          <table:table-cell table:style-name="WorkExperience.A1" office:value-type="string">
            <text:p text:style-name="P21"/>
          </table:table-cell>
          <table:table-cell table:style-name="WorkExperience.A1" office:value-type="string">
            <text:p text:style-name="P146">Designed, implemented, documented, and successfully deployed warehouse integration code in Java (backend) and PHP (administrative frontend)</text:p>
            <text:p text:style-name="P145">Wrote a Thrift compiler and targets in Python+pyparsing to generate Java and PHP from Thrift definitions</text:p>
            <text:p text:style-name="P113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5"/>
          </table:table-cell>
          <table:table-cell table:style-name="WorkExperience.A1" office:value-type="string">
            <text:p text:style-name="P110"/>
          </table:table-cell>
        </table:table-row>
        <table:table-row>
          <table:table-cell table:style-name="WorkExperience.A1" office:value-type="string">
            <text:p text:style-name="P5"><text:span text:style-name="T193">0</text:span>5/2011 – <text:span text:style-name="T193">0</text:span>8/2011</text:p>
          </table:table-cell>
          <table:table-cell table:style-name="WorkExperience.A1" office:value-type="string">
            <text:p text:style-name="P110"><text:span text:style-name="T226">Benchmarking server stacks in order to provision EC2 instances </text:span><text:span text:style-name="T238">at</text:span><text:span text:style-name="T226"> </text:span><text:a xlink:type="simple" xlink:href="http://chartbeat.com/" text:style-name="Internet_20_link" text:visited-style-name="Visited_20_Internet_20_Link"><text:span text:style-name="T25">Chartbeat Inc.</text:span></text:a><text:span text:style-name="T238"> / </text:span><text:span text:style-name="T239">New York, NY</text:span><text:span text:style-name="T226"> </text:span></text:p>
          </table:table-cell>
        </table:table-row>
        <table:table-row>
          <table:table-cell table:style-name="WorkExperience.A1" office:value-type="string">
            <text:p text:style-name="P22"/>
            <text:p text:style-name="P12"/>
            <text:p text:style-name="P12"/>
          </table:table-cell>
          <table:table-cell table:style-name="WorkExperience.A1" office:value-type="string">
            <text:p text:style-name="P145">Synthesized a realistic benchmark for front-line web servers from statistical analyses of nginx access logs</text:p>
            <text:p text:style-name="P145">Significantly reduced network bandwidth and latency on <text:s/>production servers with targeted optimizations</text:p>
            <text:p text:style-name="P113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9"/>
          </table:table-cell>
        </table:table-row>
        <table:table-row>
          <table:table-cell table:style-name="WorkExperience.A1" office:value-type="string">
            <text:p text:style-name="P5">10/2010 – <text:span text:style-name="T193">0</text:span>4/2011</text:p>
          </table:table-cell>
          <table:table-cell table:style-name="WorkExperience.A1" office:value-type="string">
            <text:p text:style-name="P110"><text:span text:style-name="T226">File I/O library for </text:span><text:a xlink:type="simple" xlink:href="http://x10-lang.org/" text:style-name="Internet_20_link" text:visited-style-name="Visited_20_Internet_20_Link"><text:span text:style-name="T34">X10</text:span></text:a><text:span text:style-name="T18"> </text:span><text:span text:style-name="T26">at</text:span><text:span text:style-name="T27"> IBM Research </text:span><text:span text:style-name="T26">/ Hawthorne, NY</text:span></text:p>
            <text:p text:style-name="P147"><text:span text:style-name="T17">X10 is </text:span><text:span text:style-name="T16">a type-safe, parallel object-oriented language for high-productivity computing.</text:span></text:p>
          </table:table-cell>
        </table:table-row>
        <table:table-row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46">Designed, implemented, <text:s/>tested, and documented a new low-overhead, buffer-based file library for X10:</text:p>
            <text:list xml:id="list212616050684786" text:continue-numbering="true" text:style-name="L2">
              <text:list-item>
                <text:p text:style-name="P182">inspired by POSIX, FUSE, Boost.Filesystem, and Java NIO.2</text:p>
              </text:list-item>
              <text:list-item>
                <text:p text:style-name="P182">X10 and native code for the Java and C++ source-to-source compilation backends</text:p>
              </text:list-item>
              <text:list-item>
                <text:p text:style-name="P182">Scatter/gather I/O, aligned buffers, memory-mapped files, advisory locking</text:p>
                <text:p text:style-name="P184">Microbenchmarked the X10 runtime</text:p>
              </text:list-item>
            </text:list>
          </table:table-cell>
        </table:table-row>
        <table:table-row table:style-name="WorkExperience.43">
          <table:table-cell table:style-name="WorkExperience.A1" office:value-type="string">
            <text:p text:style-name="P5"/>
          </table:table-cell>
          <table:table-cell table:style-name="WorkExperience.A1" office:value-type="string">
            <text:p text:style-name="P5"/>
          </table:table-cell>
        </table:table-row>
        <table:table-row table:style-name="WorkExperience.44">
          <table:table-cell table:style-name="WorkExperience.A1" office:value-type="string">
            <text:p text:style-name="P5"><text:span text:style-name="T194">0</text:span>1/2009 – <text:span text:style-name="T194">0</text:span>7/2010</text:p>
          </table:table-cell>
          <table:table-cell table:style-name="WorkExperience.A1" office:value-type="string">
            <text:p text:style-name="P110"><text:a xlink:type="simple" xlink:href="http://www.nec.com/en/global/solutions/hpc/storage/lxfs.html" text:style-name="Internet_20_link" text:visited-style-name="Visited_20_Internet_20_Link"><text:span text:style-name="T34">LXFS</text:span></text:a><text:span text:style-name="T226">: fast and reliable data storage for </text:span><text:span text:style-name="T247">computing </text:span><text:span text:style-name="T226">clusters, </text:span><text:span text:style-name="T240">for</text:span><text:span text:style-name="T248"> NEC HPCE GmbH </text:span><text:span text:style-name="T240">/ </text:span><text:span text:style-name="T241">Stuttgart, Germany</text:span></text:p>
          </table:table-cell>
        </table:table-row>
        <table:table-row>
          <table:table-cell table:style-name="WorkExperience.A1" office:value-type="string">
            <text:p text:style-name="P24"/>
          </table:table-cell>
          <table:table-cell table:style-name="WorkExperience.A1" office:value-type="string">
            <text:p text:style-name="P47">Wrote Python and bash scripts for configuring, deploying, and administrating LXFS installations: Lustre and lnet configuration (MGS, MDS, OSS, clients); <text:span text:style-name="T170">r</text:span>edundant NFS exports; Nagios, Ganglia, and collectl monitoring; Heartbeat/Linux-HA services for failover; Promise RAID devices; <text:span text:style-name="T170">n</text:span>etwork interfaces (Infiniband, bonded Ethernet)</text:p>
            <text:list xml:id="list2175171266" text:style-name="L3">
              <text:list-header>
                <text:p text:style-name="P185">Finished two major LXFS releases, used in numerous deployments</text:p>
                <text:p text:style-name="P178">Debugged and resolved issues in production parallel file systems</text:p>
              </text:list-header>
            </text:list>
          </table:table-cell>
        </table:table-row>
        <table:table-row>
          <table:table-cell table:style-name="WorkExperience.A1" office:value-type="string">
            <text:p text:style-name="P5"/>
          </table:table-cell>
          <table:table-cell table:style-name="WorkExperience.A1" office:value-type="string">
            <text:p text:style-name="P109"/>
          </table:table-cell>
        </table:table-row>
        <table:table-row>
          <table:table-cell table:style-name="WorkExperience.A1" office:value-type="string">
            <text:p text:style-name="P5"><text:span text:style-name="T195">0</text:span>1/2009 – <text:span text:style-name="T195">0</text:span>7/2010</text:p>
          </table:table-cell>
          <table:table-cell table:style-name="WorkExperience.A1" office:value-type="string">
            <text:p text:style-name="P109"><text:a xlink:type="simple" xlink:href="http://xtreemfs.org/" text:style-name="Internet_20_link" text:visited-style-name="Visited_20_Internet_20_Link"><text:span text:style-name="T28">XtreemFS</text:span></text:a><text:span text:style-name="T235">: a distributed and replicated file system for </text:span><text:span text:style-name="T236">WANs</text:span><text:span text:style-name="T235">, </text:span><text:span text:style-name="T240">for</text:span><text:span text:style-name="T237"> NEC HPCE GmbH</text:span><text:span text:style-name="T240"> / </text:span><text:span text:style-name="T242">Stuttgart, Germany</text:span></text:p>
          </table:table-cell>
        </table:table-row>
        <table:table-row>
          <table:table-cell table:style-name="WorkExperience.A1" office:value-type="string">
            <text:p text:style-name="P25"/>
          </table:table-cell>
          <table:table-cell table:style-name="WorkExperience.A1" office:value-type="string">
            <text:p text:style-name="P46">Designed, implemented, and tested the XtreemFS userspace client:</text:p>
            <text:list xml:id="list2537831725" text:style-name="L4">
              <text:list-item>
                <text:p text:style-name="P183">FUSE and Dokan (Windows FUSE-like library) interfaces</text:p>
              </text:list-item>
              <text:list-item>
                <text:p text:style-name="P183">Multiple pipelined ONC-RPC streams to a a single server</text:p>
              </text:list-item>
              <text:list-item>
                <text:p text:style-name="P183">Staged, event-driven concurrency for robust performance under load</text:p>
              </text:list-item>
              <text:list-item>
                <text:p text:style-name="P183">Close-to-open file caching with per-file page sizes</text:p>
              </text:list-item>
              <text:list-item>
                <text:p text:style-name="P183">Automatic failover between file replicas on timeout</text:p>
              </text:list-item>
              <text:list-item>
                <text:p text:style-name="P183">Heavily benchmarked under different I/O loads (iobench, dbench, metadata benchmarks)</text:p>
                <text:p text:style-name="P186">Finished two major XtreemFS releases, both used in production</text:p>
                <text:p text:style-name="P179">Collaborated with academic and industry partners in Europe, Israel, and China</text:p>
              </text:list-item>
            </text:list>
          </table:table-cell>
        </table:table-row>
      </table:table>
      <text:p text:style-name="P127"/>
      <text:p text:style-name="P128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138"><text:span text:style-name="T222">Open Source </text:span>Projects</text:p>
          </table:table-cell>
        </table:table-row>
        <table:table-row>
          <table:table-cell table:style-name="Table8.A1" office:value-type="string">
            <text:p text:style-name="P34">11/2015 –</text:p>
          </table:table-cell>
          <table:table-cell table:style-name="Table8.A1" office:value-type="string">
            <text:p text:style-name="P95"><text:a xlink:type="simple" xlink:href="https://github.com/minorg/dressdiscover" text:style-name="Internet_20_link" text:visited-style-name="Visited_20_Internet_20_Link"><text:span text:style-name="T51">D</text:span></text:a><text:a xlink:type="simple" xlink:href="https://github.com/minorg/dressdiscover" text:style-name="Internet_20_link" text:visited-style-name="Visited_20_Internet_20_Link"><text:span text:style-name="T39">ressDiscover</text:span></text:a><text:span text:style-name="T61">: suite of web applications for digital costume collections</text:span></text:p>
          </table:table-cell>
        </table:table-row>
        <table:table-row>
          <table:table-cell table:style-name="Table8.A1" office:value-type="string">
            <text:p text:style-name="P35">7/201<text:span text:style-name="T221">6</text:span> <text:span text:style-name="T220">–</text:span></text:p>
          </table:table-cell>
          <table:table-cell table:style-name="Table8.A1" office:value-type="string">
            <text:p text:style-name="P81"><text:a xlink:type="simple" xlink:href="https://github.com/minorg/pastpy" text:style-name="Internet_20_link" text:visited-style-name="Visited_20_Internet_20_Link"><text:span text:style-name="T87">Pastpy</text:span></text:a><text:span text:style-name="T92">: </text:span><text:span text:style-name="T93">Python library for reading PastPerfect (museum database) exports</text:span></text:p>
          </table:table-cell>
        </table:table-row>
        <table:table-row>
          <table:table-cell table:style-name="Table8.A1" office:value-type="string">
            <text:p text:style-name="P36">7/2012 <text:span text:style-name="T220">–</text:span></text:p>
          </table:table-cell>
          <table:table-cell table:style-name="Table8.A1" office:value-type="string">
            <text:p text:style-name="P80"><text:a xlink:type="simple" xlink:href="https://github.com/minorg/thryft" text:style-name="Internet_20_link" text:visited-style-name="Visited_20_Internet_20_Link"><text:span text:style-name="T88">Thryft</text:span></text:a><text:span text:style-name="T92">: </text:span><text:span text:style-name="T94">compiler and </text:span><text:span text:style-name="T95">code generation framework for multilingual web applications</text:span></text:p>
          </table:table-cell>
        </table:table-row>
      </table:table>
      <text:p text:style-name="P128"/>
      <text:p text:style-name="P129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139"><text:span text:style-name="T171">Skills</text:span> </text:p>
          </table:table-cell>
        </table:table-row>
        <table:table-row>
          <table:table-cell table:style-name="Table4.A1" office:value-type="string">
            <text:p text:style-name="P13">Languages</text:p>
          </table:table-cell>
          <table:table-cell table:style-name="Table4.A1" office:value-type="string">
            <text:p text:style-name="P4">English (native); German (fluent)</text:p>
          </table:table-cell>
        </table:table-row>
        <table:table-row>
          <table:table-cell table:style-name="Table4.A1" office:value-type="string">
            <text:p text:style-name="P8">Programming</text:p>
          </table:table-cell>
          <table:table-cell table:style-name="Table4.A1" office:value-type="string">
            <text:p text:style-name="P4">Java; <text:span text:style-name="T109">Python; TypeScript; </text:span>C++; <text:span text:style-name="T165">C; </text:span>SQL; <text:span text:style-name="T149">C#; </text:span>JavaScript; <text:span text:style-name="T209">Scala</text:span></text:p>
          </table:table-cell>
        </table:table-row>
        <table:table-row>
          <table:table-cell table:style-name="Table4.A1" office:value-type="string">
            <text:p text:style-name="P8">Frameworks</text:p>
          </table:table-cell>
          <table:table-cell table:style-name="Table4.A1" office:value-type="string">
            <text:p text:style-name="P4">Thrift; Protobufs; <text:span text:style-name="T204">Flask;</text:span> <text:span text:style-name="T114">Bootstrap; Knockout.js; React.js</text:span></text:p>
          </table:table-cell>
        </table:table-row>
        <table:table-row>
          <table:table-cell table:style-name="Table4.A1" office:value-type="string">
            <text:p text:style-name="P8">Databases</text:p>
          </table:table-cell>
          <table:table-cell table:style-name="Table4.A1" office:value-type="string">
            <text:p text:style-name="P4"><text:span text:style-name="T111">ElasticSearch; </text:span>MongoDB; <text:span text:style-name="T111">Redis; PostgreSQL; SQL Server</text:span></text:p>
          </table:table-cell>
        </table:table-row>
        <table:table-row>
          <table:table-cell table:style-name="Table4.A1" office:value-type="string">
            <text:p text:style-name="P8">Platforms</text:p>
          </table:table-cell>
          <table:table-cell table:style-name="Table4.A1" office:value-type="string">
            <text:p text:style-name="P4">Windows; Debian- <text:span text:style-name="T163">and</text:span> RedHat-based Linux; OS X</text:p>
          </table:table-cell>
        </table:table-row>
        <table:table-row>
          <table:table-cell table:style-name="Table4.A1" office:value-type="string">
            <text:p text:style-name="P8">IDEs and tool<text:span text:style-name="T115">s</text:span></text:p>
          </table:table-cell>
          <table:table-cell table:style-name="Table4.A1" office:value-type="string">
            <text:p text:style-name="P4"><text:span text:style-name="T162">Visual Studio; Eclipse; IntelliJ; Visual Studio Code; </text:span>Maven; CMake</text:p>
          </table:table-cell>
        </table:table-row>
        <text:soft-page-break/>
        <table:table-row table:style-name="Table4.8">
          <table:table-cell table:style-name="Table4.A1" office:value-type="string">
            <text:p text:style-name="P8">Revision control</text:p>
          </table:table-cell>
          <table:table-cell table:style-name="Table4.A1" office:value-type="string">
            <text:p text:style-name="P4">Git; Subversion</text:p>
          </table:table-cell>
        </table:table-row>
      </table:table>
      <text:p text:style-name="P129"/>
      <text:p text:style-name="P129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58"/>
          </table:table-cell>
          <table:table-cell table:style-name="Table2.B3" office:value-type="string">
            <text:p text:style-name="P154">Teaching Experience</text:p>
          </table:table-cell>
        </table:table-row>
        <table:table-row>
          <table:table-cell table:style-name="Table2.A2" office:value-type="string">
            <text:p text:style-name="P159"><text:span text:style-name="T196">0</text:span>2/2014 – <text:span text:style-name="T196">0</text:span>4/2014</text:p>
          </table:table-cell>
          <table:table-cell table:style-name="Table2.B3" office:value-type="string">
            <text:p text:style-name="P189"><text:span text:style-name="T6">SQL Fundamentals and Python Fundamentals workshops for Ph.D. students and post-doctoral researchers in the natural sciences </text:span><text:span text:style-name="T9">at </text:span><text:span text:style-name="T11">Iowa State University</text:span><text:span text:style-name="T2"> </text:span><text:span text:style-name="T200">/ Ames, IA</text:span></text:p>
          </table:table-cell>
        </table:table-row>
        <table:table-row>
          <table:table-cell table:style-name="Table2.A3" office:value-type="string">
            <text:p text:style-name="P160"><text:span text:style-name="T197">01/</text:span>2002 – <text:span text:style-name="T197">05/</text:span>2004</text:p>
          </table:table-cell>
          <table:table-cell table:style-name="Table2.B3" office:value-type="string">
            <text:p text:style-name="P190">Technical supervision of Masters' theses <text:span text:style-name="T219">at </text:span>Oklahoma State University / Tulsa, OK</text:p>
          </table:table-cell>
        </table:table-row>
        <table:table-row>
          <table:table-cell table:style-name="Table2.A4" office:value-type="string">
            <text:p text:style-name="P160">01/2002 – 03/2002</text:p>
          </table:table-cell>
          <table:table-cell table:style-name="Table2.B4" office:value-type="string">
            <text:p text:style-name="P190">Mathematics tutoring for 6th and 7th graders at Tulsa Public Schools / Tulsa, OK</text:p>
          </table:table-cell>
        </table:table-row>
      </table:table>
      <text:p text:style-name="P132"/>
      <text:p text:style-name="P132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"/>
          </table:table-cell>
          <table:table-cell table:style-name="Table7.A1" office:value-type="string">
            <text:p text:style-name="P140">Research Experience</text:p>
          </table:table-cell>
        </table:table-row>
        <table:table-row>
          <table:table-cell table:style-name="Table7.A1" office:value-type="string">
            <text:p text:style-name="P149">2005 – 2008</text:p>
          </table:table-cell>
          <table:table-cell table:style-name="Table7.A1" office:value-type="string">
            <text:p text:style-name="P102"><text:span text:style-name="T105">D</text:span><text:span text:style-name="T100">octoral student </text:span><text:span text:style-name="T96">/ University of Cambridge, Cambridge, UK</text:span></text:p>
          </table:table-cell>
        </table:table-row>
        <table:table-row>
          <table:table-cell table:style-name="Table7.A1" office:value-type="string">
            <text:p text:style-name="P151"/>
          </table:table-cell>
          <table:table-cell table:style-name="Table7.A1" office:value-type="string">
            <text:p text:style-name="P69">Supervisor: Jean Bacon</text:p>
            <text:list xml:id="list1068533642" text:style-name="L5">
              <text:list-header>
                <text:p text:style-name="P187">Examiners: Steven Hand, University of Cambridge; James Larus, Microsoft Research</text:p>
              </text:list-header>
            </text:list>
            <text:p text:style-name="P75">Research focus: high-performance web servers</text:p>
            <text:list xml:id="list212615609279094" text:continue-numbering="true" text:style-name="L5">
              <text:list-header>
                <text:p text:style-name="P187"><text:span text:style-name="T123">Dissertation: </text:span><text:a xlink:type="simple" xlink:href="http://www.cl.cam.ac.uk/techreports/UCAM-CL-TR-781.pdf" text:style-name="Internet_20_link" text:visited-style-name="Visited_20_Internet_20_Link"><text:span text:style-name="T29">Stage scheduling for CPU-intensive servers</text:span></text:a></text:p>
              </text:list-header>
            </text:list>
            <text:p text:style-name="P69">Funding: EPSRC grant for the EDSAC 21 project</text:p>
          </table:table-cell>
        </table:table-row>
        <table:table-row>
          <table:table-cell table:style-name="Table7.A1" office:value-type="string">
            <text:p text:style-name="P151"/>
          </table:table-cell>
          <table:table-cell table:style-name="Table7.A1" office:value-type="string">
            <text:p text:style-name="P103"/>
          </table:table-cell>
        </table:table-row>
        <table:table-row table:style-name="Table7.5">
          <table:table-cell table:style-name="Table7.A1" office:value-type="string">
            <text:p text:style-name="P149">2003 – 2005</text:p>
          </table:table-cell>
          <table:table-cell table:style-name="Table7.A1" office:value-type="string">
            <text:p text:style-name="P107">Student research assistant<text:span text:style-name="T179"> </text:span><text:span text:style-name="T123">/ </text:span><text:span text:style-name="T140">Zuse Institut Berlin, Berlin, Germany</text:span></text:p>
          </table:table-cell>
        </table:table-row>
        <table:table-row table:style-name="Table7.5">
          <table:table-cell table:style-name="Table7.A1" office:value-type="string">
            <text:p text:style-name="P149"/>
          </table:table-cell>
          <table:table-cell table:style-name="Table7.A1" office:value-type="string">
            <text:p text:style-name="P104">Supervisors: Alexander Reinefeld, Hans-Ulrich Heiß</text:p>
            <text:p text:style-name="P106">Research focus: high-performance web servers</text:p>
          </table:table-cell>
        </table:table-row>
        <table:table-row table:style-name="Table7.5">
          <table:table-cell table:style-name="Table7.A1" office:value-type="string">
            <text:p text:style-name="P149"/>
          </table:table-cell>
          <table:table-cell table:style-name="Table7.A1" office:value-type="string">
            <text:p text:style-name="P105"/>
          </table:table-cell>
        </table:table-row>
        <table:table-row table:style-name="Table7.5">
          <table:table-cell table:style-name="Table7.A1" office:value-type="string">
            <text:p text:style-name="P150">200<text:span text:style-name="T218">2</text:span> – 200<text:span text:style-name="T218">3</text:span></text:p>
          </table:table-cell>
          <table:table-cell table:style-name="Table7.A1" office:value-type="string">
            <text:p text:style-name="P108">Student research assistant<text:span text:style-name="T6"> / Oklahoma State University, Tulsa, OK</text:span></text:p>
          </table:table-cell>
        </table:table-row>
        <table:table-row table:style-name="Table7.5">
          <table:table-cell table:style-name="Table7.A1" office:value-type="string">
            <text:p text:style-name="P149"/>
          </table:table-cell>
          <table:table-cell table:style-name="Table7.A1" office:value-type="string">
            <text:p text:style-name="P76">Supervisor: Marcin Paprzycki</text:p>
            <text:p text:style-name="P76">Research focus: software agents, Semantic Web technologies</text:p>
            <text:list xml:id="list2926423203" text:style-name="L6">
              <text:list-header>
                <text:p text:style-name="P188">Diplomarbeit: <text:a xlink:type="simple" xlink:href="https://www.kbs.tu-berlin.de/menue/abschlussarbeiten_alte_version/abgeschlossene_arbeiten/gordon_minor/" text:style-name="Internet_20_link" text:visited-style-name="Visited_20_Internet_20_Link"><text:span text:style-name="T33">Staged design for highly concurrent web servers</text:span></text:a></text:p>
              </text:list-header>
            </text:list>
            <text:p text:style-name="P76">Funding: full academic scholarship from the State of Oklahoma</text:p>
          </table:table-cell>
        </table:table-row>
      </table:table>
      <text:p text:style-name="P133"/>
      <text:p text:style-name="P133"/>
      <table:table table:name="Table6" table:style-name="Table6">
        <table:table-column table:style-name="Table6.A"/>
        <table:table-row>
          <table:table-cell table:style-name="Table6.A1" office:value-type="string">
            <text:p text:style-name="P141"><text:span text:style-name="T214">Selected </text:span>Publications</text:p>
          </table:table-cell>
        </table:table-row>
        <table:table-row>
          <table:table-cell table:style-name="Table6.A1" office:value-type="string">
            <text:p text:style-name="P117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119"><text:span text:style-name="T252">Gordon, M.</text:span><text:span text:style-name="T253"> (2007). </text:span><text:span text:style-name="T249">Twisted in knots </text:span><text:span text:style-name="T250">[</text:span><text:span text:style-name="T251">a review of</text:span><text:span text:style-name="T250"> </text:span><text:span text:style-name="T157">Twisted Network Programming Essentials </text:span><text:span text:style-name="T158">by Abe Fettig]</text:span><text:span text:style-name="T249">.</text:span><text:span text:style-name="T253"> IEEE Distributed Systems Online, (3), 5. </text:span><text:span text:style-name="T159"><text:s/></text:span></text:p>
          </table:table-cell>
        </table:table-row>
        <table:table-row>
          <table:table-cell table:style-name="Table6.A1" office:value-type="string">
            <text:p text:style-name="P118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118">Hupfeld, F., &amp; <text:span text:style-name="T1">Gordon, M.</text:span> (2006, November). Using distributed consistent branching for efficient reconciliation of mobile workspaces. In 2006 International Conference on Collaborative Computing: Networking, Applications and Worksharing (pp. 1-9). IEEE.</text:p>
          </table:table-cell>
        </table:table-row>
        <table:table-row>
          <table:table-cell table:style-name="Table6.A1" office:value-type="string">
            <text:p text:style-name="P118"><text:span text:style-name="T1">Gordon, M.</text:span> (2005). An introduction to network programming the <text:span text:style-name="T224">P</text:span>ython way [<text:span text:style-name="T215">a review of </text:span><text:span text:style-name="T180">Foundations of Python Network Programming</text:span><text:span text:style-name="T215"> by John Goerzen</text:span>]. IEEE Distributed Systems Online, 6(10).</text:p>
          </table:table-cell>
        </table:table-row>
        <table:table-row>
          <table:table-cell table:style-name="Table6.A1" office:value-type="string">
            <text:p text:style-name="P118">Gawinecki, M., <text:span text:style-name="T1">Gordon, M.</text:span>, Kaczmarek, P., &amp; Paprzycki, M. (2005). The problem of agent-client communication on the <text:span text:style-name="T225">I</text:span>nternet. Scalable Computing: Practice and Experience, 6(1).</text:p>
          </table:table-cell>
        </table:table-row>
        <table:table-row>
          <table:table-cell table:style-name="Table6.A1" office:value-type="string">
            <text:p text:style-name="P118"><text:span text:style-name="T1">Gordon, M.</text:span>, &amp; Paprzycki, M. (2005, July). Designing agent based travel support system. In The 4th International Symposium on Parallel and Distributed Computing (ISPDC'05) (pp. 207-216). IEEE.</text:p>
          </table:table-cell>
        </table:table-row>
        <table:table-row>
          <table:table-cell table:style-name="Table6.A1" office:value-type="string">
            <text:p text:style-name="P118"><text:span text:style-name="T1">Gordon, M.</text:span> (2004). A Textbook for the Semantic Web <text:span text:style-name="T215">[a review of </text:span><text:span text:style-name="T180">Knowledge Representation</text:span><text:span text:style-name="T215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118"><text:span text:style-name="T1">Gordon, M.</text:span> (2004). An introduction to RDF technologies: Too little, too soon <text:span text:style-name="T216">[a review of </text:span><text:span text:style-name="T181">Practical RDF</text:span><text:span text:style-name="T216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118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  <table:table-row>
          <table:table-cell table:style-name="Table6.A1" office:value-type="string">
            <text:p text:style-name="P118">Angryk, R., Galant, V., <text:span text:style-name="T1">Gordon, M.</text:span>, &amp; Paprzycki, M. (2002, June). Travel Support System: An Agent Based Fram ework. In International Conference on Internet Computing (pp. 719-725).</text:p>
          </table:table-cell>
        </table:table-row>
      </table:table>
      <text:p text:style-name="P1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9-07-28T21:26:14.444000000</dc:date>
    <meta:editing-duration>P1DT16H5M57S</meta:editing-duration>
    <meta:editing-cycles>1146</meta:editing-cycles>
    <meta:generator>LibreOffice/6.0.2.1$Windows_X86_64 LibreOffice_project/f7f06a8f319e4b62f9bc5095aa112a65d2f3ac89</meta:generator>
    <dc:title>Minor E. Gordon, Ph.D. - Curriculum Vitae</dc:title>
    <meta:document-statistic meta:table-count="10" meta:image-count="0" meta:object-count="0" meta:page-count="5" meta:paragraph-count="220" meta:word-count="2282" meta:character-count="16361" meta:non-whitespace-character-count="14298"/>
  </office:meta>
</office:document-meta>
</file>